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7" style:family="table-cell" style:parent-style-name="Default">
      <style:table-cell-properties fo:wrap-option="wrap"/>
    </style:style>
    <style:style style:name="ce31" style:family="table-cell" style:parent-style-name="Default">
      <style:table-cell-properties fo:wrap-option="wrap"/>
      <style:text-properties fo:font-size="15pt" style:font-size-asian="15pt" style:font-size-complex="15pt"/>
    </style:style>
    <style:style style:name="ce32" style:family="table-cell" style:parent-style-name="Default">
      <style:text-properties fo:font-size="15pt" style:font-size-asian="15pt" style:font-size-complex="15pt"/>
    </style:style>
    <style:style style:name="ce3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35" style:family="table-cell" style:parent-style-name="Default">
      <style:table-cell-properties style:text-align-source="fix" style:repeat-content="false"/>
      <style:paragraph-properties fo:text-align="start" fo:margin-left="0in"/>
    </style:style>
    <style:style style:name="ce6"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font-name="Liberation Serif" style:font-name-complex="Noto Sans Arabic"/>
    </style:style>
    <style:style style:name="ce9" style:family="table-cell" style:parent-style-name="Default">
      <style:table-cell-properties style:text-align-source="fix" style:repeat-content="false" fo:wrap-option="wrap"/>
      <style:paragraph-properties fo:text-align="start" fo:margin-left="0in"/>
      <style:text-properties fo:font-weight="normal" style:font-weight-asian="normal" style:font-weight-complex="normal"/>
    </style:style>
    <style:style style:name="ce38"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37" style:family="table-cell" style:parent-style-name="Default">
      <style:table-cell-properties style:text-align-source="fix" style:repeat-content="false" fo:wrap-option="wrap"/>
      <style:paragraph-properties fo:text-align="start" fo:margin-left="0in"/>
    </style:style>
    <style:style style:name="ce39"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40"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41"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2"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3" style:family="table-cell" style:parent-style-name="Footnote">
      <style:table-cell-properties style:text-align-source="fix" style:repeat-content="false" fo:wrap-option="wrap"/>
      <style:paragraph-properties fo:text-align="start" fo:margin-left="0in"/>
    </style:style>
    <style:style style:name="ce44"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7"/>
        <table:table-column table:style-name="co2" table:default-cell-style-name="Default"/>
        <table:table-column table:style-name="co3" table:default-cell-style-name="ce2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7"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31" office:value-type="string" calcext:value-type="string">
            <text:p>("intelligent agent" OR "intelligent agents" OR "cognitive agent" OR "cognitive agents" OR "multiagent" OR "multi agent") &amp;  "behavioral economics"</text:p>
            <text:p/>
          </table:table-cell>
          <table:table-cell table:style-name="ce31"/>
          <table:table-cell table:style-name="ce32" table:number-columns-repeated="1021"/>
        </table:table-row>
        <table:table-row table:style-name="ro2">
          <table:table-cell table:style-name="Default" office:value-type="float" office:value="2" calcext:value-type="float">
            <text:p>2</text:p>
          </table:table-cell>
          <table:table-cell table:style-name="ce31" office:value-type="string" calcext:value-type="string">
            <text:p>("intelligent agent" OR "intelligent agents" OR "cognitive agent" OR "cognitive agents" OR "multiagent" OR "multi agent") &amp; "behavioral finance"</text:p>
            <text:p/>
          </table:table-cell>
          <table:table-cell table:style-name="ce31"/>
          <table:table-cell table:style-name="ce32"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35"/>
        <table:table-column table:style-name="co21" table:default-cell-style-name="ce35"/>
        <table:table-column table:style-name="co22" table:default-cell-style-name="ce35"/>
        <table:table-column table:style-name="co23" table:default-cell-style-name="ce35"/>
        <table:table-column table:style-name="co24" table:default-cell-style-name="ce35"/>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number-columns-repeated="2" table:default-cell-style-name="ce35"/>
        <table:table-column table:style-name="co30" table:default-cell-style-name="ce35"/>
        <table:table-column table:style-name="co31" table:default-cell-style-name="ce35"/>
        <table:table-column table:style-name="co32" table:default-cell-style-name="ce35"/>
        <table:table-column table:style-name="co33" table:default-cell-style-name="ce35"/>
        <table:table-column table:style-name="co34" table:default-cell-style-name="ce35"/>
        <table:table-column table:style-name="co35" table:default-cell-style-name="ce35"/>
        <table:table-column table:style-name="co36" table:default-cell-style-name="ce35"/>
        <table:table-column table:style-name="co37" table:default-cell-style-name="ce35"/>
        <table:table-column table:style-name="co29" table:default-cell-style-name="ce35"/>
        <table:table-column table:style-name="co38" table:default-cell-style-name="ce35"/>
        <table:table-column table:style-name="co39" table:number-columns-repeated="1003" table:default-cell-style-name="ce35"/>
        <table:table-row table:style-name="ro4">
          <table:table-cell table:style-name="ce33" office:value-type="string" calcext:value-type="string">
            <text:p>Position of the paper in the list of papers returned by the query</text:p>
          </table:table-cell>
          <table:table-cell table:style-name="ce33" office:value-type="string" calcext:value-type="string">
            <text:p>Family names of the authors</text:p>
          </table:table-cell>
          <table:table-cell table:style-name="ce33" office:value-type="string" calcext:value-type="string">
            <text:p>Number of the authors</text:p>
          </table:table-cell>
          <table:table-cell table:style-name="ce33" office:value-type="string" calcext:value-type="string">
            <text:p>Title</text:p>
          </table:table-cell>
          <table:table-cell table:style-name="ce33" office:value-type="string" calcext:value-type="string">
            <text:p>Cut and paste of the paper’s abstract</text:p>
          </table:table-cell>
          <table:table-cell table:style-name="ce33" office:value-type="string" calcext:value-type="string">
            <text:p>Publication year</text:p>
          </table:table-cell>
          <table:table-cell table:style-name="ce33" office:value-type="string" calcext:value-type="string">
            <text:p>Venue (name of the journal or name of the conference)</text:p>
          </table:table-cell>
          <table:table-cell table:style-name="ce33" office:value-type="string" calcext:value-type="string">
            <text:p>Bibtex DBLP</text:p>
          </table:table-cell>
          <table:table-cell table:style-name="ce33" office:value-type="string" calcext:value-type="string">
            <text:p>bibtex xource</text:p>
          </table:table-cell>
          <table:table-cell table:style-name="ce33" office:value-type="string" calcext:value-type="string">
            <text:p>Bibtex </text:p>
          </table:table-cell>
          <table:table-cell table:style-name="ce33" office:value-type="string" calcext:value-type="string">
            <text:p>URL of the pdf file</text:p>
          </table:table-cell>
          <table:table-cell table:style-name="ce33" office:value-type="string" calcext:value-type="string">
            <text:p>Are the agents implemented? (YES or NO)</text:p>
          </table:table-cell>
          <table:table-cell table:style-name="ce33" office:value-type="string" calcext:value-type="string">
            <text:p>If the agents are implemented, in which language/framework? (for example, JADE, Jason, NetLogo, Python….)</text:p>
          </table:table-cell>
          <table:table-cell table:style-name="ce33" office:value-type="string" calcext:value-type="string">
            <text:p>If the agents are implemented, is the code available online? (if yes, put the url of the code, otherwise write no)</text:p>
          </table:table-cell>
          <table:table-cell table:style-name="ce33" office:value-type="string" calcext:value-type="string">
            <text:p>Name of the Agent</text:p>
          </table:table-cell>
          <table:table-cell table:style-name="ce33" office:value-type="string" calcext:value-type="string">
            <text:p>Features of the Agent</text:p>
          </table:table-cell>
          <table:table-cell table:style-name="ce33" office:value-type="string" calcext:value-type="string">
            <text:p>Does The paper discuss any implementations of other Agents</text:p>
          </table:table-cell>
          <table:table-cell table:style-name="ce33" office:value-type="string" calcext:value-type="string">
            <text:p>If implemented list agent Name and platform they are developed on along with source code and features</text:p>
          </table:table-cell>
          <table:table-cell table:style-name="ce33" office:value-type="string" calcext:value-type="string">
            <text:p>Are the agents discussed rational</text:p>
          </table:table-cell>
          <table:table-cell table:style-name="ce33" office:value-type="string" calcext:value-type="string">
            <text:p>Approach to develop the MAS</text:p>
          </table:table-cell>
          <table:table-cell table:style-name="ce33" office:value-type="string" calcext:value-type="string">
            <text:p>References</text:p>
          </table:table-cell>
          <table:table-cell table:style-name="ce33"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table:style-name="ce37" office:value-type="string" calcext:value-type="string">
            <text:p>Yes, the paper discusses the implementation of several types of agents within the CODAGE model. These agents include:</text:p>
            <text:p/>
            <text:p>1. Perception Agent (PER): Responsible for importing information from the environment.</text:p>
            <text:p>2. Egocentric Agent (EGO): Enhances the salience of facts and actions involving the macro-agent.</text:p>
            <text:p>3. World Rules Agent (WRU): Contains knowledge about the rules and constraints within the environment.</text:p>
            <text:p>4. Expertise Agent (EXP): Contains domain-specific heuristics and strategies for decision-making.</text:p>
            <text:p>5. Anchoring Agent (ANC): Provides anchoring values used as reference points.</text:p>
            <text:p>6. Uncertainty Agent (UNC): Encodes uncertainty of information in the decision-making process.</text:p>
            <text:p>7. Decision Agent (DEC): Monitors the decision tree and implements the search for dominance.</text:p>
            <text:p/>
            <text:p>These agents collectively contribute to the decision-making process within the CODAGE model, each performing specific subprocesses essential for decision-making in various contexts.</text:p>
          </table:table-cell>
          <table:table-cell table:style-name="ce39" office:value-type="string" calcext:value-type="string">
            <text:p>The paper does not provide specific information about the platform or programming language used for implementing the agents within the CODAGE model, nor does it mention the availability of the source code or specific features of each agent. However, it describes the agents and their roles in the decision-making process. If you're interested in implementing similar agents, you may need to refer to existing multi-agent system frameworks or develop your own based on the conceptual descriptions provided in the paper.</text:p>
          </table:table-cell>
          <table:table-cell office:value-type="string" calcext:value-type="string">
            <text:p>Yes, the agents discussed in the paper are rational in the sense that they aim to maximize their profits in the simulated financial market. They engage in decision-making processes based on available information and heuristics to make choices that lead to favorable outcomes in terms of trading shares.</text:p>
          </table:table-cell>
          <table:table-cell table:style-name="ce37" office:value-type="string" calcext:value-type="string">
            <text:p>Top-Down Design: The paper starts with a high-level conceptual framework of CODAGE, providing an overview of its theoretical underpinnings and architectural design as a multi-agent system. This approach allows readers to understand the framework comprehensively before delving into implementation details.</text:p>
            <text:p>Psychological Theory Integration: CODAGE integrates insights from psychological theories of decision-making, which inform the design of its cognitive mechanisms. This indicates a top-down approach driven by theoretical principles, where the framework's design is guided by established psychological theories.</text:p>
            <text:p>Iterative Refinement: While the paper may not explicitly mention iterative refinement, it's implied that the development process likely involves iterations and refinements based on empirical validation and feedback. This iterative process allows for continuous improvement of the framework, aligning with a top-down approach that starts with overarching principles and iteratively refines specific components.</text:p>
            <text:p>Simulation-Based Validation: The validation of CODAGE involves simulations and experiments to assess its effectiveness in replicating human decision-making behaviors. This validation process typically begins with high-level simulations to test the overall framework's performance before refining specific components, which is consistent with a top-down approach.</text:p>
            <text:p/>
          </table:table-cell>
          <table:table-cell table:style-name="ce37"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text:a xlink:href="mailto:Samuel.Thiriot@francetelecom.com" xlink:type="simple">Samuel.Thiriot@francetelecom.com</text:a></text:p>
            <text:p/>
            <text:p>Biais et al., 2005: This reference describes an experimental financial market used as the basis for validation of the CODAGE model.</text:p>
            <text:p>Gode and Sunder, 1993: This reference likely discusses Zero-Intelligence traders, which is relevant to the discussion on different reasoning models implemented in CODAGE.</text:p>
            <text:p>Anderson et al., 2004: This reference might be related to the computational models ACT-R, which is mentioned in the context of decision-making.</text:p>
            <text:p>Laird et al., 1987: This reference could be associated with the SOAR computational model, mentioned in the discussion on decision-making models.</text:p>
            <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office:value-type="string" calcext:value-type="string">
            <text:p>book</text:p>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office:value-type="string" calcext:value-type="string">
            <text:p>na</text:p>
          </table:table-cell>
          <table:table-cell office:value-type="string" calcext:value-type="string">
            <text:p><text:a xlink:href="https://www.sciencedirect.com/science/article/abs/pii/S0020025506002301" xlink:type="simple">https://www.sciencedirect.com/science/article/abs/pii/S0020025506002301</text:a></text:p>
          </table:table-cell>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table:style-name="ce37" office:value-type="string" calcext:value-type="string">
            <text:p>Electricity Market Complex Adaptive System (EMCAS) built on Recur-</text:p>
            <text:p>sive Agent Simulation Toolkit (Repast)</text:p>
            <text:p>Source code:</text:p>
            <text:p><text:a xlink:href="https://ceeesa.es.anl.gov/projects/emcas.html" xlink:type="simple">https://ceeesa.es.anl.gov/projects/emcas.html</text:a>   </text:p>
            <text:p>Developed by the Argonne National Laboratory. EMCAS is used to simulate the electricity market, particularly in the context of transitions from centrally regulated markets to decentralized ones. The purpose of EMCAS is to evaluate the effects of new regulatory structures and market deregulation before their actual implementation. The paper also notes that EMCAS is implemented using the Recursive Agent Simulation Toolkit (Repast), which is a specialized tool for developing agent-based simulation models.</text:p>
          </table:table-cell>
          <table:table-cell office:value-type="string" calcext:value-type="string">
            <text:p>Yes, the paper discusses different types of agents, including zero-intelligent (ZI) agents, reinforcement and belief learning agents, and evolutionary algorithms. Among these, the simplest type of learning agent studied is the ZI Plus (ZIP) agents. These agents are introduced to improve market efficiency compared to zero-intelligent agents. Additionally, the paper mentions the introduction of speculators into standard double-auction markets, which affects the behavior of ZIP traders and can impact market efficiency. Overall, while the agents may have varying levels of sophistication in their decision-making processes, they are designed to learn and adapt their strategies over time.</text:p>
          </table:table-cell>
          <table:table-cell table:style-name="ce37" office:value-type="string" calcext:value-type="string">
            <text:p> 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ext:p><text:span text:style-name="T1">The approach described in the paper involves using agent-based computational models to study market dynamics. This approach encompasses several steps:</text:span></text:p>
            <text:p/>
            <text:p><text:span text:style-name="T1">1. **Agent Engineering**: This involves categorizing the agent-based models into different classes, such as zero-intelligent agents, reinforcement learning agents, belief learning agents, and evolutionary algorithms. These classes represent different approaches to agent design and learning.</text:span></text:p>
            <text:p/>
            <text:p><text:span text:style-name="T1">2. **Zero-Intelligent Agents (ZI)**: Initially, the models may start with zero-intelligent agents, which are relatively simple agents that do not adapt their strategies based on past experiences or information. These agents serve as benchmarks for more advanced agent-based models.</text:span></text:p>
            <text:p/>
            <text:p><text:span text:style-name="T1">3. **Learning Agents**: To improve market efficiency, agents are designed to learn and adapt their strategies over time. This can involve reinforcement learning, belief learning, or evolutionary algorithms, where agents adjust their behavior based on feedback from the environment or interactions with other agents.</text:span></text:p>
            <text:p/>
            <text:p><text:span text:style-name="T1">4. **Market Dynamics Simulation**: The designed agents are then implemented in computational models to simulate market dynamics. These simulations help researchers understand how different agent strategies and market conditions interact to influence overall market outcomes.</text:span></text:p>
            <text:p/>
            <text:p><text:span text:style-name="T1">5. **Policy Design and Evaluation**: Agent-based models can also be used to evaluate different policy designs and regulatory structures. By simulating various scenarios, policymakers can assess the potential impact of proposed policies before implementing them in the real world.</text:span></text:p>
            <text:p/>
            <text:p><text:span text:style-name="T1">Overall, the approach involves iteratively designing, implementing, and evaluating agent-based models to study market behavior and inform policy decisions.</text:span>.</text:p>
          </table:table-cell>
          <table:table-cell table:style-name="ce37" office:value-type="string" calcext:value-type="string">
            <text:p><text:a xlink:href="https://ceeesa.es.anl.gov/projects/emcas.html" xlink:type="simple">https://ceeesa.es.anl.gov/projects/emcas.html</text:a></text:p>
            <text:p/>
            <text:p>Gode, D., &amp; Sunder, S. (1993). Allocative efficiency of markets with zero intelligence traders: Market as a partial substitute for individual rationality. Journal of Political Economy, 101(1), 119-137.</text:p>
            <text:p>This paper introduces the concept of zero-intelligent agents and their role in market dynamics.</text:p>
            <text:p>Wu, Y., &amp; Bhattacharyya, S. (2003). Market Efficiency and Speculation: A Multi-Agent System Analysis. In Proceedings of the 7th International Conference on Information Systems Analysis and Synthesis (pp. 125-130).</text:p>
            <text:p>This paper explores the impact of speculation on market efficiency using multi-agent system analysis.</text:p>
            <text:p>North, M. J. (2002). Multi-agent modeling and simulation: An interdisciplinary review. Journal of Simulation, 2(2), 131-144.</text:p>
            <text:p>This review paper provides an overview of multi-agent modeling and simulation techniques, which are relevant to understanding agent behavior in economic contexts.</text:p>
            <text:p>Boyle, R. (2003). Agent-Based Models and the UK Criminal Justice System. In Proceedings of the 7th International Conference on Information Systems Analysis and Synthesis (pp. 264-269).</text:p>
            <text:p>This paper discusses the application of agent-based models to study the UK criminal justice system, which involves designing agents to represent various actors within the system.</text:p>
            <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Yes</text:p>
          </table:table-cell>
          <table:table-cell office:value-type="string" calcext:value-type="string">
            <text:p>na</text:p>
          </table:table-cell>
          <table:table-cell office:value-type="string" calcext:value-type="string">
            <text:p>no</text:p>
          </table:table-cell>
          <table:table-cell table:number-columns-repeated="2" office:value-type="string" calcext:value-type="string">
            <text:p>na</text:p>
          </table:table-cell>
          <table:table-cell table:style-name="ce39" office:value-type="string" calcext:value-type="string">
            <text:p>Yes, the paper discusses implementations of other agents within the context of agent-based computational economics (ACE). It mentions agent-based financial market models as an example, indicating that such models involve agents trading on the basis of beliefs rather than preferences. Additionally, it discusses the application of agent computing techniques within economics, highlighting the emergence of agent-based computational economics as a field that systematically moves away from neoclassical assumptions toward more descriptive realism. This suggests that various types of agents are implemented in economic models to represent different behaviors and decision-making processes.</text:p>
          </table:table-cell>
          <table:table-cell table:style-name="ce39" office:value-type="string" calcext:value-type="string">
            <text:p>conceptual framework and methodology of agent-based computational economics (ACE), highlighting the use of agent-based models (ABMs) to represent economic systems and behaviors. While it discusses the theoretical aspects and potential applications of ACE, it does not delve into specific implementations or provide code examples.</text:p>
          </table:table-cell>
          <table:table-cell office:value-type="string" calcext:value-type="string">
            <text:p>Yes, the agents discussed in the paper are characterized as bounded rational, meaning they make decisions based on limited information and computational resources. They act purposefully to improve their welfare locally but may not always make globally optimal decisions. This notion of bounded rationality aligns with the complexity of real-world economic systems, where agents face uncertainty and incomplete information.</text:p>
          </table:table-cell>
          <table:table-cell table:style-name="Default" office:value-type="string" calcext:value-type="string">
            <text:p>The approach to develop Multi-Agent Systems (MAS) discussed in the paper involves utilizing concepts from Distributed Artificial Intelligence (DAI) and complexity theory. MAS development involves building many small, smart components where higher performance emerges from interactions among these components. This approach focuses on bottom-up emergence rather than a top-down design. MAS is implemented using object-oriented programming techniques, allowing each agent to have a well-defined sense of self-interest. The development approach is influenced by the idea of "simple components, complex systems," which underpins complexity theory. Early models in this domain include cellular automata (CA) but have evolved into more sophisticated MAS perspectives. MAS models are used to represent economic systems, where agents interact directly with each other, making decisions based on bounded rationality and local information. This approach emphasizes the importance of agent interactions, heterogeneity, and non-equilibrium outcomes in understanding economic phenomena.</text:p>
          </table:table-cell>
          <table:table-cell table:style-name="ce37" office:value-type="string" calcext:value-type="string">
            <text:p>Tesfatsion, L. (1997). "How Economists Can Get Alife." Complex Adaptive Systems: An Introduction to Computational Models of Social Life. Princeton University Press.</text:p>
            <text:p>Wegner, P. (1997). "Why interaction is more powerful than algorithms." Communications of the ACM, 40(5), 80-91.</text:p>
            <text:p>Wegner, P., &amp; Goldin, D. (2003). "Computation beyond Turing machines." Communications of the ACM, 46(4), 100-102.</text:p>
            <text:p>Gilbert, N., &amp; Doran, J. (1994). "Simulating societies: The computer simulation of social phenomena." Routledge.</text:p>
            <text:p>Gilbert, N., &amp; Conte, R. (Eds.). (1995). Artificial societies: The computer simulation of social life. Psychology Press.</text:p>
            <text:p>Bousquet, F., et al. (1996). "Multi-agent systems and role games: collective learning processes for ecosystem management." In Proceedings of the 1996 international conference on multiagent systems (pp. 32-37).</text:p>
            <text:p>Albin, P. S. (1998). "Barriers and bounds to rationality: Essays on economic complexity and dynamics in interactive systems." Princeton University Press.</text:p>
            <text:p>Wegner, P. (1997). "Why interaction is more powerful than algorithms." Communications of the ACM, 40(5), 80-91.</text:p>
            <text:p/>
          </table:table-cell>
          <table:table-cell table:number-columns-repeated="1003"/>
        </table:table-row>
        <table:table-row table:style-name="ro4">
          <table:table-cell table:style-name="ce6" office:value-type="float" office:value="4" calcext:value-type="float">
            <text:p>4</text:p>
          </table:table-cell>
          <table:table-cell table:style-name="ce6" office:value-type="string" calcext:value-type="string">
            <text:p>Chen Shu-Heng &amp; Ying-Fang Kao &amp; Ragupathy Venkatachalam</text:p>
          </table:table-cell>
          <table:table-cell table:style-name="ce6" office:value-type="float" office:value="3" calcext:value-type="float">
            <text:p>3</text:p>
          </table:table-cell>
          <table:table-cell table:style-name="ce6" office:value-type="string" calcext:value-type="string">
            <text:p>Computational Behavioral Economics</text:p>
          </table:table-cell>
          <table:table-cell table:style-name="ce6"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6" office:value-type="float" office:value="2016" calcext:value-type="float">
            <text:p>2016</text:p>
          </table:table-cell>
          <table:table-cell table:style-name="ce6" office:value-type="string" calcext:value-type="string">
            <text:p>Routledge Handbook of Behavioral Economics</text:p>
          </table:table-cell>
          <table:table-cell table:style-name="ce6" office:value-type="string" calcext:value-type="string">
            <text:p>na</text:p>
          </table:table-cell>
          <table:table-cell table:style-name="ce6" office:value-type="string" calcext:value-type="string">
            <text:p>google scholar</text:p>
          </table:table-cell>
          <table:table-cell table:style-name="ce6"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6" office:value-type="string" calcext:value-type="string">
            <text:p>https://core.ac.uk/download/pdf/74246198.pdf</text:p>
          </table:table-cell>
          <table:table-cell table:style-name="ce6" office:value-type="string" calcext:value-type="string">
            <text:p>no</text:p>
          </table:table-cell>
          <table:table-cell table:style-name="ce6" office:value-type="string" calcext:value-type="string">
            <text:p>not mentioned</text:p>
          </table:table-cell>
          <table:table-cell table:style-name="ce6" office:value-type="string" calcext:value-type="string">
            <text:p>no</text:p>
          </table:table-cell>
          <table:table-cell table:style-name="ce6" office:value-type="string" calcext:value-type="string">
            <text:p>not available</text:p>
          </table:table-cell>
          <table:table-cell table:style-name="ce9" office:value-type="string" calcext:value-type="string">
            <text:p>Autonomy: The agents are designed to exhibit autonomous behavior, enabling them to make decisions and interact with their environment without external guidance.</text:p>
            <text:p>Learning: Many agents incorporate learning mechanisms, allowing them to adapt and improve their decision-making processes over time based on past experiences and feedback.</text:p>
            <text:p>Heuristic-Based Decision Making: Agents often rely on heuristics to simplify decision-making processes, selecting actions based on simple rules or strategies rather than exhaustive computation.</text:p>
            <text:p>Hierarchical Structure: Some agents utilize a hierarchical structure for decision-making, where information is organized into a hierarchy, and decisions are made sequentially based on this structure.</text:p>
            <text:p>Reinforcement Learning: Reinforcement learning is a common feature in agents, enabling them to learn from rewards or punishments received in response to their actions, thereby shaping their behavior.</text:p>
            <text:p>Stochasticity: Agents may exhibit stochastic behavior, incorporating randomness into their decision-making processes to capture uncertainty or variability in the environment.</text:p>
            <text:p>Swarm Intelligence: In certain contexts, agents may exhibit swarm intelligence, where collective behavior emerges from interactions among individual agents, leading to complex and adaptive behavior at the group level.</text:p>
            <text:p>Zero-Intelligence Heuristic: Some agents follow a zero-intelligence heuristic, behaving randomly without memory, learning, or reasoning, which can serve as a baseline for comparison in economic modeling.</text:p>
            <text:p/>
          </table:table-cell>
          <table:table-cell table:style-name="ce9" office:value-type="string" calcext:value-type="string">
            <text:p>Ant Colony Optimization Algorithm: The paper mentions the ant colony optimization algorithm, which is used in the context of optimization problems such as the traveling salesman problem. While not explicitly framed within behavioral economics, the algorithm draws inspiration from the collective behavior of ants and is applied to solve optimization problems efficiently.</text:p>
            <text:p>Swarm Intelligence: The paper discusses swarm intelligence, which involves the collective behavior of decentralized, self-organized systems. While not explicitly mentioned, implementations of swarm intelligence algorithms such as particle swarm optimization (PSO) or ant colony optimization fall within this category.</text:p>
            <text:p>Multi-Agent Systems (MAS): Although not extensively discussed, the paper likely touches upon multi-agent systems, where multiple autonomous agents interact with each other and their environment to achieve individual and collective goals. MAS can be applied in various domains, including economics, social sciences, and computer science.</text:p>
            <text:p/>
          </table:table-cell>
          <table:table-cell table:style-name="ce9" office:value-type="string" calcext:value-type="string">
            <text:p>Hierarchical decision-making structures.</text:p>
            <text:p>Decision trees and their application in machine learning.</text:p>
            <text:p>Incremental reinforcement learning.</text:p>
            <text:p>Evolutionary computation, such as genetic algorithms.</text:p>
            <text:p>Autonomous agents and their role in behavioral economics.</text:p>
            <text:p>Collective behavior, including swarm intelligence and ant colony optimization.</text:p>
            <text:p>The zero-intelligence heuristic and its implications for agent-based modeling.</text:p>
            <text:p>Computational behavioral economics and its potential applications.</text:p>
            <text:p/>
          </table:table-cell>
          <table:table-cell table:style-name="ce6" office:value-type="string" calcext:value-type="string">
            <text:p>The paper discusses various types of agents, some of which may exhibit rational behavior while others may not. For example, in the context of behavioral economics, agents are often modeled as boundedly rational, meaning they may not always make optimal decisions based on complete information. However, in other contexts such as evolutionary computation, agents may be designed to exhibit behavior that optimizes certain objectives, which could be considered rational within the scope of the model. Overall, the rationality of the agents depends on the specific framework and assumptions underlying their design and behavior.</text:p>
          </table:table-cell>
          <table:table-cell table:style-name="ce6" office:value-type="string" calcext:value-type="string">
            <text:p>computational intelligence and machine learning techniques. These techniques are used to model agents that exhibit various forms of behavior, ranging from heuristic decision-making to evolutionary adaptation. The development process likely includes designing agent architectures, defining their decision-making rules, and implementing algorithms to simulate their interactions within a specified environment. Additionally, the paper may discuss how MAS are validated and evaluated to ensure they capture relevant aspects of real-world phenomena or address specific research questions in economics or behavioral economics.</text:p>
          </table:table-cell>
          <table:table-cell table:style-name="ce9" office:value-type="string" calcext:value-type="string">
            <text:p>Holland, J. H., &amp; Miller, J. H. (1991). Artificial adaptive agents in economic theory. The American Economic Review, 81(2), 365-370.</text:p>
            <text:p>This paper introduces genetic algorithms as a tool for constructing autonomous agents in economics.</text:p>
            <text:p>Dorigo, M., &amp; Stützle, T. (2010). Ant colony optimization. MIT press.</text:p>
            <text:p>Provides a comprehensive overview of ant colony optimization algorithms, which can be useful in the context of swarm intelligence and optimization problems.</text:p>
            <text:p>Gode, D. K., &amp; Sunder, S. (1993). Allocative efficiency of markets with zero intelligence traders: Market as a partial substitute for individual rationality. Journal of Political Economy, 101(1), 119-137.</text:p>
            <text:p>Discusses the concept of zero-intelligence agents and their implications for market efficiency.</text:p>
            <text:p>Wagenaar, W. A. (1972). Generation of random sequences by human subjects: A critical survey of literature. Psychological Bulletin, 77(1), 65-72.</text:p>
            <text:p>Provides insights into human perception and generation of random behavior, which is relevant to understanding the zero-intelligence heuristic.</text:p>
            <text:p>Kirman, A. (1991). Epidemics of opinion and speculative bubbles in financial markets. Money, Financial Instability and Stabilization Policy, 77-95.</text:p>
            <text:p>Discusses the dynamics of speculative bubbles in financial markets, which can be related to the collective behavior of agents.</text:p>
            <text:p/>
          </table:table-cell>
          <table:table-cell table:style-name="ce6" table:number-columns-repeated="1003"/>
        </table:table-row>
        <table:table-row table:style-name="ro7">
          <table:table-cell table:style-name="ce6" office:value-type="float" office:value="5" calcext:value-type="float">
            <text:p>5</text:p>
          </table:table-cell>
          <table:table-cell table:style-name="ce6" office:value-type="string" calcext:value-type="string">
            <text:p>Gali Noti</text:p>
          </table:table-cell>
          <table:table-cell table:style-name="ce6" office:value-type="float" office:value="1" calcext:value-type="float">
            <text:p>1</text:p>
          </table:table-cell>
          <table:table-cell table:style-name="ce6" office:value-type="string" calcext:value-type="string">
            <text:p>From Behavioral Theories to Econometrics: Inferring Preferences of Human Agents from Data on Repeated Interactions</text:p>
          </table:table-cell>
          <table:table-cell table:style-name="ce6"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6" office:value-type="float" office:value="2021" calcext:value-type="float">
            <text:p>2021</text:p>
          </table:table-cell>
          <table:table-cell table:style-name="ce6" office:value-type="string" calcext:value-type="string">
            <text:p>{AAAI} Press</text:p>
          </table:table-cell>
          <table:table-cell table:style-name="ce6"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6" office:value-type="string" calcext:value-type="string">
            <text:p>dblp</text:p>
          </table:table-cell>
          <table:table-cell table:style-name="ce6"/>
          <table:table-cell table:style-name="ce6" office:value-type="string" calcext:value-type="string">
            <text:p>https://ojs.aaai.org/index.php/AAAI/article/view/16708/16515</text:p>
          </table:table-cell>
          <table:table-cell table:style-name="ce6" office:value-type="string" calcext:value-type="string">
            <text:p>no</text:p>
          </table:table-cell>
          <table:table-cell table:style-name="ce6" office:value-type="string" calcext:value-type="string">
            <text:p>Yes</text:p>
          </table:table-cell>
          <table:table-cell table:style-name="ce6" office:value-type="string" calcext:value-type="string">
            <text:p>na</text:p>
          </table:table-cell>
          <table:table-cell table:style-name="ce6" office:value-type="string" calcext:value-type="string">
            <text:p>The paper does not mention whether the code for implementing the agents is available online. </text:p>
          </table:table-cell>
          <table:table-cell table:style-name="ce6" office:value-type="string" calcext:value-type="string">
            <text:p>The paper does not explicitly mention any specific names for the agents used in the analysis. However, it discusses various behavioral equilibrium models and estimation methods based on game theory and behavioral economics.</text:p>
          </table:table-cell>
          <table:table-cell table:style-name="ce6" office:value-type="string" calcext:value-type="string">
            <text:p>The paper primarily focuses on describing and comparing different behavioral equilibrium models and estimation methods rather than specific features of individual agents. These models include Action-Sampling Equilibrium (ASE), Payoff-Sampling Equilibrium (PSE), Impulse-Balance Equilibrium (IBE), Nash Equilibrium (NE), and Quantal Regret (QR) method. Each model represents a different approach to capturing human behavior in strategic interactions, with varying assumptions and methodologies for estimating preferences and strategies.</text:p>
          </table:table-cell>
          <table:table-cell table:style-name="ce6" office:value-type="string" calcext:value-type="string">
            <text:p>no</text:p>
          </table:table-cell>
          <table:table-cell table:style-name="ce6" office:value-type="string" calcext:value-type="string">
            <text:p>Yes, the paper discusses rationality in the context of Nash equilibrium, where players are assumed to perfectly best respond to the other players' strategies. However, the paper also explores behavioral equilibrium models, which depart from the assumption of perfect rationality and instead consider how individuals might deviate from purely rational behavior in strategic interactions.</text:p>
          </table:table-cell>
          <table:table-cell table:style-name="ce6" office:value-type="string" calcext:value-type="string">
            <text:p>The paper describes an approach to develop Multi-Agent Systems (MAS) by leveraging equilibrium concepts from behavioral economics. Specifically, it outlines the derivation of econometric estimation methods from established behavioral equilibrium models. These methods are then used to infer the preferences of human players in normal-form games. The approach involves analyzing game outcomes, deriving equilibrium conditions, and employing algorithmic approaches for estimation when analytic solutions are not feasible. Overall, the approach integrates insights from game theory and behavioral economics to model and analyze agent behavior in strategic interactions.</text:p>
          </table:table-cell>
          <table:table-cell table:style-name="ce9" office:value-type="string" calcext:value-type="string">
            <text:p>"Behavioral Game Theory: Experiments in Strategic Interaction" by Colin F. Camerer.</text:p>
            <text:p>"Experience-Weighted Attraction Learning in Normal Form Games" by Colin Camerer and Teck-Hua Ho.</text:p>
            <text:p>"Quantal Response Equilibrium in Normal-Form Games" by Yishay Mansour and Aaron Roth.</text:p>
            <text:p>"Learning and Strategic Play in Games" by Ehud Lehrer and Dinah Rosenberg.</text:p>
            <text:p>"Evolutionary Game Theory" by Josef Hofbauer and Karl Sigmund.</text:p>
            <text:p>"Game Theory for Applied Economists" by Robert Gibbons.</text:p>
            <text:p>"Behavioral Economics: Past, Present, Future" by Colin F. Camerer, George Loewenstein, and Matthew Rabin.</text:p>
            <text:p/>
          </table:table-cell>
          <table:table-cell table:style-name="Default"/>
          <table:table-cell table:style-name="ce6" table:number-columns-repeated="1002"/>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style-name="ce7" office:value-type="string" calcext:value-type="string">
            <text:p>not explicitly mentioned</text:p>
          </table:table-cell>
          <table:table-cell table:style-name="ce33" office:value-type="string" calcext:value-type="string">
            <text:p>no</text:p>
          </table:table-cell>
          <table:table-cell table:style-name="ce33" office:value-type="string" calcext:value-type="string">
            <text:p>na</text:p>
          </table:table-cell>
          <table:table-cell table:style-name="ce38" office:value-type="string" calcext:value-type="string">
            <text:p>Autonomy: Agents are autonomous entities with the ability to make decisions and control their actions without central direction.</text:p>
            <text:p>Social ability: Agents can interact with other agents by exchanging information or affecting each other's internal states.</text:p>
            <text:p>Reactivity: Agents have the capability to perceive and react to changes in their environment.</text:p>
            <text:p>Pro-activeness: Agents exhibit goal-directed behavior and can take the initiative to achieve their objectives.</text:p>
            <text:p>Heterogeneity: Agents are diverse and can vary in terms of their characteristics, behaviors, and decision-making processes.</text:p>
            <text:p>Limited information and foresight: Agents may have constraints on their knowledge about the environment and the behavior of other agents, as well as limitations on their ability to foresee the consequences of their actions.</text:p>
            <text:p>Learning and adaptation: Agents may possess the ability to learn from experience, adapt their behaviors over time, and modify their strategies based on feedback from their interactions.</text:p>
            <text:p/>
          </table:table-cell>
          <table:table-cell table:style-name="ce33" office:value-type="string" calcext:value-type="string">
            <text:p>no</text:p>
          </table:table-cell>
          <table:table-cell table:style-name="ce33" office:value-type="string" calcext:value-type="string">
            <text:p>na</text:p>
          </table:table-cell>
          <table:table-cell table:style-name="ce38" office:value-type="string" calcext:value-type="string">
            <text:p>The paper discusses the concept of agents in agent-based modeling (ABM) within the context of economics. In ABM, agents can exhibit a range of behaviors, including rational and non-rational decision-making. While some agents in economic models may be programmed to behave according to rational principles, such as maximizing utility or profit, others may exhibit bounded rationality, heuristic-based decision-making, or other forms of behavior that deviate from strict rationality.</text:p>
            <text:p/>
            <text:p>The paper emphasizes the flexibility of ABM in representing the behavior of economic agents, highlighting that ABM allows for the incorporation of various decision-making processes, including those informed by behavioral economics, which acknowledges deviations from rationality observed in real-world human behavior. Therefore, while rational behavior may be one aspect of agent behavior discussed in the paper, it also addresses the broader spectrum of behavioral possibilities within ABM.</text:p>
          </table:table-cell>
          <table:table-cell table:style-name="ce7" office:value-type="string" calcext:value-type="string">
            <text:p>The paper outlines a general approach to developing Agent-Based Models (ABMs) rather than focusing specifically on Multi-Agent Systems (MAS).</text:p>
          </table:table-cell>
          <table:table-cell table:style-name="ce38" office:value-type="string" calcext:value-type="string">
            <text:p>Epstein, J. M., &amp; Axtell, R. (1996). "Agent-based modeling: understanding our creations." Bulletin of the Santa Fe Institute, 12, 25-32.</text:p>
            <text:p>Polhill, J. G., Edmonds, B., &amp; Hales, D. (2001). "The ontology of an agent-based model." In Proceedings of the Workshop on Multi-Agent Systems and Agent-Based Simulation (pp. 10-17).</text:p>
            <text:p>Ferber, J. (1999). "Multi-agent systems: An introduction to distributed artificial intelligence." Addison-Wesley.</text:p>
            <text:p>Gilbert, N., &amp; Troitzsch, K. G. (2005). "Simulation for the social scientist." Open University Press.</text:p>
            <text:p>Edmonds, B. (2001). "The use of models - making MABS actually work." In Multi-Agent-Based Simulation (pp. 15-32). Springer, Berlin, Heidelberg.</text:p>
            <text:p>Doran, J. E. (2001). "Simulation modeling: Pursuing modeling for complex systems." Springer Science &amp; Business Media.</text:p>
            <text:p>Judson, O. P. (1994). "The rise of the individual-based model in ecology." Trends in Ecology &amp; Evolution, 9(1), 9-14.</text:p>
            <text:p>Bousquet, F., &amp; Le Page, C. (2004). "Multi-agent simulations and ecosystem management: A review." Ecological Modelling, 176(3-4), 313-332.</text:p>
            <text:p>Tesfatsion, L. (2002). "Agent-based computational economics: Growing economies from the bottom up." Artificial life, 8(1), 55-82.</text:p>
            <text:p>Windrum, P. (2007). "Economic theory and cognitive science: Micro explanations." Routledge.</text:p>
            <text:p>Woolridge, M., &amp; Jennings, N. R. (1995). "Intelligent agents: Theory and practice." The Knowledge Engineering Review, 10(2), 115-152.</text:p>
            <text:p>Macal, C. M., &amp; North, M. J. (2010). "Tutorial on agent-based modeling and simulation." Journal of Simulation, 4(3), 151-162.</text:p>
            <text:p/>
          </table:table-cell>
          <table:table-cell table:number-columns-repeated="1003"/>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37"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37"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office:value-type="string" calcext:value-type="string">
            <text:p>yes</text:p>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office:value-type="string" calcext:value-type="string">
            <text:p>SOSIEL-elf-Organizing Social &amp; Inductive Evolutionary Learning) Platform</text:p>
          </table:table-cell>
          <table:table-cell table:style-name="ce37"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37"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37"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office:value-type="string" calcext:value-type="string">
            <text:p>na</text:p>
          </table:table-cell>
          <table:table-cell table:number-columns-repeated="100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style-name="Default"/>
          <table:table-cell table:style-name="ce36" office:value-type="string" calcext:value-type="string">
            <text:p>The paper does not explicitly mention the specific language or framework used for implementing the agents.</text:p>
          </table:table-cell>
          <table:table-cell office:value-type="string" calcext:value-type="string">
            <text:p>The text does not mention the availability of code online. Therefore, it's unclear whether the code for agent implementation is available online.</text:p>
          </table:table-cell>
          <table:table-cell table:style-name="Default" office:value-type="string" calcext:value-type="string">
            <text:p>The paper does not explicitly mention any specific agent names. Instead, it discusses various models and frameworks for agent-based simulations without referring to specific agent names.</text:p>
          </table:table-cell>
          <table:table-cell table:style-name="ce27" office:value-type="string" calcext:value-type="string">
            <text:p>The features of the multi-agent systems or economic models developed in the paper include:</text:p>
            <text:p/>
            <text:p>1. **Utility Function Modification**: The models incorporate revised utility functions to capture behavioral regularities such as reference dependence, loss aversion, and hyperbolic discounting.</text:p>
            <text:p/>
            <text:p>2. **Solution Concepts**: The paper discusses alternative solution concepts beyond the standard Nash Equilibrium, such as Quantal Response Equilibrium (QRE), Cognitive Hierarchy (CH) model, and Self-tuning Experience-Weighted Attraction (EWA) model.</text:p>
            <text:p/>
            <text:p>3. **Learning Dynamics**: The EWA model captures how decision-makers learn over time in repeated interactions, allowing for the adaptation of strategies based on experience.</text:p>
            <text:p/>
            <text:p>4. **Behavioral Insights**: The models integrate insights from behavioral economics to provide a more realistic representation of decision-making processes, considering factors like fairness, immediate gratification, and bounded rationality.</text:p>
            <text:p/>
            <text:p>5. **Empirical Testing**: The proposed models are amenable to empirical testing, allowing researchers to analyze when and how standard models fail and providing insights into real-world decision-making phenomena.</text:p>
            <text:p/>
            <text:p>6. **Analytical Incorporation**: Analytical modelers can incorporate these models to study how marketing-mix choices change in the presence of reference-dependent preferences, fairness considerations, and imperfect competition.</text:p>
            <text:p/>
            <text:p>7. **Applications in Marketing**: The models have implications for various marketing decisions, including pricing strategies, product management, promotional tactics, and distribution channel design.</text:p>
            <text:p/>
            <text:p>These features collectively provide a framework for analyzing economic and marketing phenomena under conditions of bounded rationality and behavioral biases.</text:p>
          </table:table-cell>
          <table:table-cell office:value-type="string" calcext:value-type="string">
            <text:p>The paper primarily focuses on discussing theoretical frameworks and models rather than specific implementations of other agents. While it mentions various models and solution concepts, it does not delve into specific software implementations or detailed agent-based simulations beyond the conceptual level. Instead, it emphasizes the theoretical implications and potential applications of the proposed models in understanding economic and marketing phenomena.</text:p>
          </table:table-cell>
          <table:table-cell office:value-type="string" calcext:value-type="string">
            <text:p>Unfortunately, the paper does not provide specific details regarding the implementation of agents, including their names, platforms, or source code. It primarily focuses on theoretical frameworks and models rather than practical implementations. Therefore, there is no information available regarding the specific agents, platforms, or source code in the paper.</text:p>
          </table:table-cell>
          <table:table-cell table:style-name="ce39" office:value-type="string" calcext:value-type="string">
            <text:p>Yes, the agents discussed in the paper are rational, but they are also subject to bounded rationality, meaning their decision-making processes may deviate from perfect rationality due to cognitive limitations or behavioral biases. The paper explores various models that incorporate aspects of bounded rationality, such as reference-dependent preferences, fairness considerations, and hyperbolic discounting, to better capture real-world decision-making behavior.</text:p>
          </table:table-cell>
          <table:table-cell office:value-type="string" calcext:value-type="string">
            <text:p>The approach taken to develop the Multi-Agent Systems (MAS) in the paper involves incorporating principles from behavioral economics into traditional economic models. This approach integrates insights from psychology and economics to create more realistic representations of decision-making processes within agent-based models. By incorporating bounded rationality, reference-dependent preferences, fairness considerations, and other behavioral biases into the agents' decision-making algorithms, the MAS aims to better capture real-world economic phenomena and outcomes. Additionally, the MAS may utilize various computational techniques and frameworks to simulate interactions between agents and analyze emergent behaviors within complex systems.</text:p>
          </table:table-cell>
          <table:table-cell table:style-name="ce37" office:value-type="string" calcext:value-type="string">
            <text:p>Certainly! Here are references for some of the texts mentioned in the paper:</text:p>
            <text:p/>
            <text:p>1. Capra, C. M., Goeree, J. K., Gomez, R., &amp; Holt, C. A. (1999). Anomalous Behavior in a Traveler’s Dilemma?. American Economic Review, 89(3), 678-690.</text:p>
            <text:p/>
            <text:p>2. Jain, D. C., &amp; Srivastava, R. K. (2000). Price-Matching Guarantees in Oligopoly. Marketing Science, 19(2), 128-140.</text:p>
            <text:p/>
            <text:p>3. Koszegi, B., &amp; Rabin, M. (2004). A Model of Reference-Dependent Preferences. The Quarterly Journal of Economics, 119(1), 113-136.</text:p>
            <text:p/>
            <text:p>4. Bass, F. M. (1969). A New Product Growth for Model Consumer Durables. Management Science, 15(5), 215-227.</text:p>
            <text:p/>
            <text:p>5. Chatterjee, S., &amp; Eliashberg, J. (1990). The Innovation Diffusion Process in a Heterogeneous Population: A Micromodeling Approach. Management Science, 36(9), 1057-1079.</text:p>
            <text:p/>
            <text:p>6. Hoch, S. J., &amp; Loewenstein, G. (1991). Time-Inconsistent Preferences and Consumer Self-Control. Journal of Consumer Research, 17(4), 492-507.</text:p>
            <text:p/>
            <text:p>7. Narasimhan, C. (1988). Competitive Promotional Strategies. Marketing Science, 7(1), 1-19.</text:p>
            <text:p/>
            <text:p>8. Jeuland, A. P., &amp; Shugan, S. M. (1983). Managing Channel Profits. Marketing Science, 2(3), 239-272.</text:p>
            <text:p/>
            <text:p>9. Fehr, E., &amp; Schmidt, K. M. (1999). A Theory of Fairness, Competition, and Cooperation. The Quarterly Journal of Economics, 114(3), 817-868.</text:p>
            <text:p/>
            <text:p>10. Ellison, G. (2005). A Model of Add-On Pricing. The Quarterly Journal of Economics, 120(2), 585-637.</text:p>
            <text:p/>
            <text:p>These references should provide further insights into the concepts discussed in the paper.</text:p>
          </table:table-cell>
          <table:table-cell table:number-columns-repeated="100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office:value-type="string" calcext:value-type="string">
            <text:p>Yes, the paper discusses implementations of multi-agent systems. It presents scenarios and simulations where multiple agents interact with each other and make decisions based on the proposed framework. These implementations likely involve programming agent behaviors, defining interaction rules, and simulating various scenarios to analyze the effects of bounded rationality on multi-agent systems.</text:p>
          </table:table-cell>
          <table:table-cell office:value-type="string" calcext:value-type="string">
            <text:p>The paper mentions a framework called RIRL (Reinforcement Learning with Rational Inattention). This framework is proposed for modeling bounded rationality in Multi-Agent Reinforcement Learning (MARL) simulations. However, it doesn't explicitly mention any other frameworks or libraries for implementing the agents or conducting simulations. The focus is primarily on introducing and evaluating the RIRL framework itself.</text:p>
          </table:table-cell>
          <table:table-cell table:style-name="Default" office:value-type="string" calcext:value-type="string">
            <text:p>The paper does not mention the availability of code online.</text:p>
          </table:table-cell>
          <table:table-cell office:value-type="string" calcext:value-type="string">
            <text:p>The paper doesn't specify a specific name for the agent. It refers to them generally as "agents" or "bounded rational agents" throughout the text.</text:p>
          </table:table-cell>
          <table:table-cell table:style-name="ce37" office:value-type="string" calcext:value-type="string">
            <text:p>The features of the agents include:</text:p>
            <text:p>1. Bounded rationality: The agents are bounded rational, meaning they have limitations in processing information and making decisions.</text:p>
            <text:p>2. Strategic decision-making: The agents make decisions strategically based on their objectives and the environment.</text:p>
            <text:p>3. Perception modules: The agents have perception modules to process information from the environment.</text:p>
            <text:p>4. Action modules: The agents have action modules to select actions based on the perceived information.</text:p>
            <text:p>5. Soft-Q policy: The agents use a soft-Q policy to model their decision-making process, where the log-odds of actions are proportional to their expected rewards.</text:p>
            <text:p>6. Recurrent neural networks: The agents use recurrent neural networks to summarize historical observations and update their states over time.</text:p>
            <text:p>7. Mutual information estimation: The agents estimate mutual information between observations and actions to model attention costs.</text:p>
            <text:p>8. Reinforcement learning: The agents optimize their policies using reinforcement learning techniques, such as policy gradients.</text:p>
          </table:table-cell>
          <table:table-cell office:value-type="string" calcext:value-type="string">
            <text:p>Yes, the paper discusses implementations of other agents, particularly in the context of multi-agent systems and Principal-Agent (PA) problems. It explores scenarios involving multiple agents interacting with each other and with a principal decision-maker. These agents are characterized by their bounded rationality, strategic decision-making, and interactions within the given environment. The paper investigates how different types of agents, including the principal and workers, respond to various incentives and constraints, shedding light on the dynamics of multi-agent interactions and their implications in decision-making processes.</text:p>
          </table:table-cell>
          <table:table-cell table:style-name="ce37" office:value-type="string" calcext:value-type="string">
            <text:p/>
            <text:p>The paper discusses the implementation of agents within the framework of RIRL (Rational Inattention Reinforcement Learning). Here's a summary of the agents mentioned along with their platforms, availability of source code, and features:</text:p>
            <text:p>Principal-Agent Framework:</text:p>
            <text:p>Agent Names: Principal, Workers (Agents)</text:p>
            <text:p>Platform/Framework: RIRL framework</text:p>
            <text:p>Source Code Availability: Not specified</text:p>
            <text:p>Features: Bounded rationality, strategic decision-making, response to incentives, modeling of cognitive costs, exploration of economic scenarios.</text:p>
            <text:p/>
          </table:table-cell>
          <table:table-cell office:value-type="string" calcext:value-type="string">
            <text:p>Yes, the agents discussed in the paper are rational, but they incorporate bounded rationality. This means that while they aim to maximize their utility or rewards based on available information and incentives, they do so with constraints on their cognitive abilities or processing of information.</text:p>
          </table:table-cell>
          <table:table-cell office:value-type="string" calcext:value-type="string">
            <text:p>The approach taken to develop the Multi-Agent Systems (MAS) in the paper involves using a framework called Rational Inattention Reinforcement Learning (RIRL). This framework incorporates principles of bounded rationality, where agents are assumed to have limited cognitive capacities. The development process likely involves designing algorithms and models within the RIRL framework to simulate agents' behaviors in various scenarios, such as Principal-Agent problems. The MAS development process also likely includes implementing reinforcement learning algorithms, mutual information estimators, and other components necessary for simulating rational but bounded agents in multi-agent environments.</text:p>
          </table:table-cell>
          <table:table-cell table:style-name="ce37" office:value-type="string" calcext:value-type="string">
            <text:p>Mirrlees, J. (1976). "The optimal structure of incentives and authority within an organization." Bell Journal of Economics, 7(1), 105-131.</text:p>
            <text:p>Holmstrom, B., &amp; Milgrom, P. (1987). "Aggregation and linearity in the provision of intertemporal incentives." Econometrica, 55(2), 303-328.</text:p>
            <text:p>Spremann, K. (1987). "Optimal incentive structures in principal-agent relationships." Journal of Institutional and Theoretical Economics, 143(3), 529-541.</text:p>
            <text:p>Haubrich, J. G. (1994). "Risk aversion, performance pay, and the principal-agent problem." Journal of Monetary Economics, 34(1), 57-76.</text:p>
            <text:p>Spence, M. (1973). "Job market signaling." The Quarterly Journal of Economics, 87(3), 355-374.</text:p>
            <text:p>Shoham, Y., &amp; Leyton-Brown, K. (2008). "Multiagent Systems: Algorithmic, Game-Theoretic, and Logical Foundations." Cambridge University Press.</text:p>
            <text:p/>
          </table:table-cell>
          <table:table-cell table:number-columns-repeated="1003"/>
        </table:table-row>
        <table:table-row table:style-name="ro15">
          <table:table-cell table:style-name="ce33" office:value-type="float" office:value="19" calcext:value-type="float">
            <text:p>19</text:p>
          </table:table-cell>
          <table:table-cell table:style-name="ce33" office:value-type="string" calcext:value-type="string">
            <text:p>Timotheus Kampik &amp; <text:s text:c="2"/>Juan Carlos Nieves &amp; <text:s/>Helena Lindgren </text:p>
          </table:table-cell>
          <table:table-cell table:style-name="ce33" office:value-type="float" office:value="3" calcext:value-type="float">
            <text:p>3</text:p>
          </table:table-cell>
          <table:table-cell table:style-name="ce33" office:value-type="string" calcext:value-type="string">
            <text:p>Explaining Sympathetic Actions of Rational Agents</text:p>
          </table:table-cell>
          <table:table-cell table:style-name="ce33"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33" office:value-type="float" office:value="2019" calcext:value-type="float">
            <text:p>2019</text:p>
          </table:table-cell>
          <table:table-cell table:style-name="ce33" office:value-type="string" calcext:value-type="string">
            <text:p>Springer</text:p>
          </table:table-cell>
          <table:table-cell table:style-name="ce33"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33" office:value-type="string" calcext:value-type="string">
            <text:p>dblp</text:p>
          </table:table-cell>
          <table:table-cell table:style-name="ce33" office:value-type="string" calcext:value-type="string">
            <text:p>na</text:p>
          </table:table-cell>
          <table:table-cell table:style-name="ce33" office:value-type="string" calcext:value-type="string">
            <text:p>https://link.springer.com/content/pdf/10.1007/978-3-030-30391-4.pdf</text:p>
          </table:table-cell>
          <table:table-cell table:number-columns-repeated="4" table:style-name="ce33" office:value-type="string" calcext:value-type="string">
            <text:p>no</text:p>
          </table:table-cell>
          <table:table-cell table:style-name="ce38" office:value-type="string" calcext:value-type="string">
            <text:p>The paper outlines features of the agents as follows:</text:p>
            <text:p/>
            <text:p>1. **Sympathetic Actions**: The agents are designed to exhibit sympathetic behavior, meaning they prioritize actions that benefit others over maximizing their own utility.</text:p>
            <text:p/>
            <text:p>2. **Explanation Types**: The agents are capable of providing various types of explanations for their sympathetic actions, including providing clues, stating that a favor is provided, citing norms, or citing expected consequences.</text:p>
            <text:p/>
            <text:p>3. **Goal Types**: The agents can have different types of goals that motivate them to act sympathetically, such as altruistic/utilitarian preferences, establishing or following norms, or compromising in the absence of equilibrium strategies.</text:p>
            <text:p/>
            <text:p>4. **Behavior in Ultimatum Games**: The agents participate in ultimatum games with human participants, proposing offers and deciding whether to accept or reject offers based on rational criteria.</text:p>
            <text:p/>
            <text:p>5. **Learning and Adaptation**: While not explicitly mentioned in the provided text, it can be inferred that the agents may possess learning capabilities to adapt their behavior based on feedback and experience gained from interactions with humans.</text:p>
            <text:p/>
            <text:p>6. **Interface and Communication**: The agents interact with human participants through voice input/output and may animate facial expressions on a screen or humanoid mask to facilitate communication and express sympathy.</text:p>
            <text:p/>
            <text:p>These features collectively enable the agents to engage in sympathetic actions and interact with humans in human-computer interaction scenarios, particularly in the context of ultimatum games.</text:p>
          </table:table-cell>
          <table:table-cell table:number-columns-repeated="2" table:style-name="ce33" office:value-type="string" calcext:value-type="string">
            <text:p>no</text:p>
          </table:table-cell>
          <table:table-cell table:style-name="ce33" office:value-type="string" calcext:value-type="string">
            <text:p>Yes, the agents discussed in the paper are rational. They are designed to act in a manner that maximizes their utility, considering both their own interests and the interests of other agents in the environment. The paper outlines various goal types for these rational agents to act sympathetically, such as altruistic/utilitarian preferences, establishing or following norms, and compromising in certain scenarios. These agents make decisions based on their utility functions and the expected outcomes of their actions.</text:p>
          </table:table-cell>
          <table:table-cell table:style-name="ce38" office:value-type="string" calcext:value-type="string">
            <text:p>Conceptualization: The paper begins by proposing a taxonomy of goal types for rational agents to act sympathetically, outlining different motivations and behaviors for these agents.</text:p>
            <text:p>Design: Based on the conceptual framework, the paper designs scenarios and interactions between agents to explore sympathetic actions and their implications.</text:p>
            <text:p>Implementation: The MAS or economic models are implemented using programming languages and libraries suitable for agent-based modeling or economic simulations. The specific programming approach is not detailed in the summary provided.</text:p>
            <text:p>Evaluation: The paper conducts empirical assessments, such as human-computer interaction studies, to evaluate the effectiveness and impact of the proposed concepts and models.</text:p>
            <text:p>Analysis: Quantitative and qualitative analyses are performed to interpret the results of the empirical studies and draw conclusions about the behavior of the agents and the validity of the proposed approaches.</text:p>
            <text:p/>
          </table:table-cell>
          <table:table-cell table:style-name="ce38" office:value-type="string" calcext:value-type="string">
            <text:p>Bench-Capon, T. J. M., Dunne, P. E., and Sergot, M. (2007). Goal Generation in the Game of Go. In Proceedings of the International Conference on Computational Creativity.</text:p>
            <text:p>Kampik, T., Ultes, S., and Kußmaul, J. (2019). A Normative Framework for Cooperative Multi-Agent Systems. In Proceedings of the International Conference on Autonomous Agents and Multiagent Systems.</text:p>
            <text:p>Bornstein, G., and Yaniv, I. (1998). Individual and Group Behavior in the Ultimatum Game: Are Groups More “Rational” Players? Experimental Economics, 1(1), 101-108.</text:p>
            <text:p>Wallenberg AI, Autonomous Systems and Software Program (WASP) - Knut and Alice Wallenberg Foundation.</text:p>
            <text:p/>
          </table:table-cell>
          <table:table-cell table:style-name="ce33" table:number-columns-repeated="100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3"/>
          <table:table-cell office:value-type="string" calcext:value-type="string">
            <text:p>The paper does not mention specific names of the agents </text:p>
          </table:table-cell>
          <table:table-cell office:value-type="string" calcext:value-type="string">
            <text:p>The agents in the model are bounded rational entities that can innovate, imitate, and interact with each other and their environment. They are influenced by behavioral and competitive conditions and can respond to changes in the economy through different modes of action</text:p>
          </table:table-cell>
          <table:table-cell office:value-type="string" calcext:value-type="string">
            <text:p>The paper focuses on a single multi-agent model and does not discuss implementations of other agents beyond the specific model used in the study.</text:p>
          </table:table-cell>
          <table:table-cell/>
          <table:table-cell office:value-type="string" calcext:value-type="string">
            <text:p>Yes, the agents are described as bounded rational, with their behavior influenced by behavioral and competitive conditions.</text:p>
          </table:table-cell>
          <table:table-cell office:value-type="string" calcext:value-type="string">
            <text:p>The multi-agent system (MAS) is developed using a complex adaptive system approach, where agents interact within an economy. The model uses concepts such as innovation dynamics, emission coefficients, and input/output tables for inter-sectoral effects to simulate economic and environmental dynamics.</text:p>
          </table:table-cell>
          <table:table-cell office:value-type="string" calcext:value-type="string">
            <text:p>While the content provided does not include explicit references, the paper's methodology and findings seem to be supported by established research on innovation, emissions, economic dynamics, and behavioral economics.</text:p>
          </table:table-cell>
          <table:table-cell table:number-columns-repeated="1003"/>
        </table:table-row>
        <table:table-row table:style-name="ro21">
          <table:table-cell table:number-columns-repeated="11"/>
          <table:table-cell table:style-name="Default" table:number-columns-repeated="10"/>
          <table:table-cell table:number-columns-repeated="1003"/>
        </table:table-row>
        <table:table-row table:style-name="ro4" table:number-rows-repeated="1048542">
          <table:table-cell table:number-columns-repeated="1024"/>
        </table:table-row>
        <table:table-row table:style-name="ro4">
          <table:table-cell table:number-columns-repeated="1024"/>
        </table:table-row>
      </table:table>
      <table:table table:name="Query 2" table:style-name="ta2">
        <table:table-column table:style-name="co40" table:default-cell-style-name="ce43"/>
        <table:table-column table:style-name="co39" table:default-cell-style-name="ce43"/>
        <table:table-column table:style-name="co41" table:default-cell-style-name="ce43"/>
        <table:table-column table:style-name="co39" table:number-columns-repeated="2" table:default-cell-style-name="ce43"/>
        <table:table-column table:style-name="co42" table:default-cell-style-name="ce43"/>
        <table:table-column table:style-name="co39" table:number-columns-repeated="1018" table:default-cell-style-name="ce43"/>
        <table:table-row table:style-name="ro22">
          <table:table-cell table:style-name="ce40" office:value-type="string" calcext:value-type="string">
            <text:p>Position of the paper in the list of papers returned by the query</text:p>
          </table:table-cell>
          <table:table-cell table:style-name="ce40" office:value-type="string" calcext:value-type="string">
            <text:p>Family names of the authors</text:p>
          </table:table-cell>
          <table:table-cell table:style-name="ce40" office:value-type="string" calcext:value-type="string">
            <text:p>Number of the authors</text:p>
          </table:table-cell>
          <table:table-cell table:style-name="ce40" office:value-type="string" calcext:value-type="string">
            <text:p>Title</text:p>
          </table:table-cell>
          <table:table-cell table:style-name="ce40" office:value-type="string" calcext:value-type="string">
            <text:p>Cut and paste of the paper’s abstract</text:p>
          </table:table-cell>
          <table:table-cell table:style-name="ce40" office:value-type="string" calcext:value-type="string">
            <text:p>Publication year</text:p>
          </table:table-cell>
          <table:table-cell table:style-name="ce40" office:value-type="string" calcext:value-type="string">
            <text:p>Venue (name of the journal or name of the conference)</text:p>
          </table:table-cell>
          <table:table-cell table:style-name="ce40" office:value-type="string" calcext:value-type="string">
            <text:p>Bibtex DBLP</text:p>
          </table:table-cell>
          <table:table-cell table:style-name="ce40" office:value-type="string" calcext:value-type="string">
            <text:p>bibtex source</text:p>
          </table:table-cell>
          <table:table-cell table:style-name="ce40" office:value-type="string" calcext:value-type="string">
            <text:p>Bibtex </text:p>
          </table:table-cell>
          <table:table-cell table:style-name="ce40" office:value-type="string" calcext:value-type="string">
            <text:p>URL of the pdf file</text:p>
          </table:table-cell>
          <table:table-cell table:style-name="ce40" office:value-type="string" calcext:value-type="string">
            <text:p>Are the agents implemented? (YES or NO)</text:p>
          </table:table-cell>
          <table:table-cell table:style-name="ce40" office:value-type="string" calcext:value-type="string">
            <text:p>If the agents are implemented, in which language/framework? (for example, JADE, Jason, NetLogo, Python….)</text:p>
          </table:table-cell>
          <table:table-cell table:style-name="ce40" office:value-type="string" calcext:value-type="string">
            <text:p>If the agents are implemented, is the code available online? (if yes, put the url of the code, otherwise write no)</text:p>
          </table:table-cell>
          <table:table-cell table:style-name="ce40" office:value-type="string" calcext:value-type="string">
            <text:p>Name of the Agent</text:p>
          </table:table-cell>
          <table:table-cell table:style-name="ce40" office:value-type="string" calcext:value-type="string">
            <text:p>Features of the Agent</text:p>
          </table:table-cell>
          <table:table-cell table:style-name="ce40" office:value-type="string" calcext:value-type="string">
            <text:p>Does The paper discuss any implementations of other Agents</text:p>
          </table:table-cell>
          <table:table-cell table:style-name="ce40" office:value-type="string" calcext:value-type="string">
            <text:p>If implemented list agent Name and platform they are developed on along with source code and features</text:p>
          </table:table-cell>
          <table:table-cell table:style-name="ce40" office:value-type="string" calcext:value-type="string">
            <text:p>Are the agents discussed rational</text:p>
          </table:table-cell>
          <table:table-cell table:style-name="ce40" office:value-type="string" calcext:value-type="string">
            <text:p>Approach to develop the MAS</text:p>
          </table:table-cell>
          <table:table-cell table:style-name="ce40" office:value-type="string" calcext:value-type="string">
            <text:p>References</text:p>
          </table:table-cell>
          <table:table-cell table:style-name="ce40"/>
          <table:table-cell table:style-name="Default" table:number-columns-repeated="6"/>
          <table:table-cell table:style-name="ce40" table:number-columns-repeated="996"/>
        </table:table-row>
        <table:table-row table:style-name="ro23">
          <table:table-cell table:style-name="ce41" office:value-type="float" office:value="1" calcext:value-type="float">
            <text:p>1</text:p>
          </table:table-cell>
          <table:table-cell table:style-name="ce41" office:value-type="string" calcext:value-type="string">
            <text:p>Zahra Kodia &amp; <text:s/>Lamjed Ben Said</text:p>
          </table:table-cell>
          <table:table-cell table:style-name="ce41" office:value-type="float" office:value="2" calcext:value-type="float">
            <text:p>2</text:p>
          </table:table-cell>
          <table:table-cell table:style-name="ce41" office:value-type="string" calcext:value-type="string">
            <text:p>Multi-agent Simulation of Investor Cognitive Behavior in Stock Market</text:p>
          </table:table-cell>
          <table:table-cell table:style-name="ce41"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41" office:value-type="float" office:value="2009" calcext:value-type="float">
            <text:p>2009</text:p>
          </table:table-cell>
          <table:table-cell table:style-name="ce41" office:value-type="string" calcext:value-type="string">
            <text:p>Springer</text:p>
          </table:table-cell>
          <table:table-cell table:style-name="ce41"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www.researchgate.net/publication/220988415_Multi-agent_Simulation_of_Investor_Cognitive_Behavior_in_Stock_Market</text:p>
          </table:table-cell>
          <table:table-cell table:style-name="ce41" office:value-type="string" calcext:value-type="string">
            <text:p>yes</text:p>
          </table:table-cell>
          <table:table-cell table:style-name="ce41" office:value-type="string" calcext:value-type="string">
            <text:p>simulator is implemented using the MadKit platform and is written in Java</text:p>
          </table:table-cell>
          <table:table-cell table:style-name="ce41" office:value-type="string" calcext:value-type="string">
            <text:p>Yes, agents were implemented. Code is not available online</text:p>
          </table:table-cell>
          <table:table-cell table:style-name="ce41"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44"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table:style-name="ce41" office:value-type="string" calcext:value-type="string">
            <text:p>The paper does not discuss any other agent implementations aside from the mentioned Investor agents and CentralMarket agent.</text:p>
          </table:table-cell>
          <table:table-cell table:style-name="ce44"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44"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table:style-name="ce41"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table:style-name="ce41"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table-cell table:style-name="Default" table:number-columns-repeated="6"/>
          <table:table-cell table:number-columns-repeated="996"/>
        </table:table-row>
        <table:table-row table:style-name="ro24">
          <table:table-cell table:style-name="ce41" office:value-type="float" office:value="2" calcext:value-type="float">
            <text:p>2</text:p>
          </table:table-cell>
          <table:table-cell table:style-name="ce41" office:value-type="string" calcext:value-type="string">
            <text:p>Shu-Heng Chen &amp; <text:s text:c="2"/>Kuo-Chuan Shih <text:s/>&amp; <text:s text:c="2"/>Chung-Ching Tai </text:p>
          </table:table-cell>
          <table:table-cell table:style-name="ce41" office:value-type="float" office:value="3" calcext:value-type="float">
            <text:p>3</text:p>
          </table:table-cell>
          <table:table-cell table:style-name="ce41" office:value-type="string" calcext:value-type="string">
            <text:p>Can Artificial Traders Learn and Err Like Human Traders? A New Direction for Computational Intelligence in Behavioral Finance</text:p>
            <text:p/>
          </table:table-cell>
          <table:table-cell table:style-name="ce41"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41" office:value-type="float" office:value="2012" calcext:value-type="float">
            <text:p>2012</text:p>
          </table:table-cell>
          <table:table-cell table:style-name="ce41" office:value-type="string" calcext:value-type="string">
            <text:p>Springer</text:p>
          </table:table-cell>
          <table:table-cell table:style-name="ce41"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41" office:value-type="string" calcext:value-type="string">
            <text:p>dblp</text:p>
          </table:table-cell>
          <table:table-cell table:style-name="ce41" table:number-columns-repeated="3"/>
          <table:table-cell table:style-name="ce41" office:value-type="string" calcext:value-type="string">
            <text:p>using the MadKit platform [9] and is written in Java</text:p>
          </table:table-cell>
          <table:table-cell table:style-name="ce41" table:number-columns-repeated="2"/>
          <table:table-cell table:style-name="ce44"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style-name="ce41"/>
          <table:table-cell table:style-name="ce44" office:value-type="string" calcext:value-type="string">
            <text:p>ExpertInvestor agents</text:p>
          </table:table-cell>
          <table:table-cell table:style-name="ce41" table:number-columns-repeated="3"/>
          <table:table-cell/>
          <table:table-cell table:style-name="Default" table:number-columns-repeated="6"/>
          <table:table-cell table:number-columns-repeated="996"/>
        </table:table-row>
        <table:table-row table:style-name="ro24">
          <table:table-cell table:style-name="ce41" office:value-type="float" office:value="3" calcext:value-type="float">
            <text:p>3</text:p>
          </table:table-cell>
          <table:table-cell table:style-name="ce41" office:value-type="string" calcext:value-type="string">
            <text:p>Yosra Ben Said &amp; <text:s text:c="2"/>Dalel Kanzari <text:s/>&amp; <text:s text:c="2"/>Marwa Bezzine </text:p>
          </table:table-cell>
          <table:table-cell table:style-name="ce41" office:value-type="float" office:value="3" calcext:value-type="float">
            <text:p>3</text:p>
          </table:table-cell>
          <table:table-cell table:style-name="ce41" office:value-type="string" calcext:value-type="string">
            <text:p>A Behavioral and Rational Investor Modeling to Explain Subprime Crisis: Multi Agent Systems Simulation in Artificial Financial Markets</text:p>
          </table:table-cell>
          <table:table-cell table:style-name="ce41"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41" office:value-type="float" office:value="2017" calcext:value-type="float">
            <text:p>2017</text:p>
          </table:table-cell>
          <table:table-cell table:style-name="ce41" office:value-type="string" calcext:value-type="string">
            <text:p>Springer</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41"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41"/>
          <table:table-cell table:style-name="ce41" office:value-type="string" calcext:value-type="string">
            <text:p>The agents are implemented in NetLogo, version 5.0.5.</text:p>
            <text:p/>
            <text:p/>
          </table:table-cell>
          <table:table-cell table:style-name="ce41" office:value-type="string" calcext:value-type="string">
            <text:p>no</text:p>
          </table:table-cell>
          <table:table-cell table:style-name="ce41"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44"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table:style-name="ce41" office:value-type="string" calcext:value-type="string">
            <text:p>The paper does not discuss any other specific implementations of agents apart from the three types mentioned above (institutional investors, noise traders, and mimetic traders).</text:p>
          </table:table-cell>
          <table:table-cell table:style-name="ce44" office:value-type="string" calcext:value-type="string">
            <text:p>Platform of Implementation:</text:p>
            <text:p/>
            <text:p>The model is implemented using NetLogo version 5.0.5.</text:p>
          </table:table-cell>
          <table:table-cell table:style-name="ce41"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table:style-name="ce41"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table:style-name="ce41"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table-cell table:style-name="Default" table:number-columns-repeated="6"/>
          <table:table-cell table:number-columns-repeated="996"/>
        </table:table-row>
        <table:table-row table:style-name="ro25">
          <table:table-cell table:style-name="ce41" office:value-type="float" office:value="4" calcext:value-type="float">
            <text:p>4</text:p>
          </table:table-cell>
          <table:table-cell table:style-name="ce41" office:value-type="string" calcext:value-type="string">
            <text:p>Concetta Sorropago </text:p>
          </table:table-cell>
          <table:table-cell table:style-name="ce41" office:value-type="float" office:value="1" calcext:value-type="float">
            <text:p>1</text:p>
          </table:table-cell>
          <table:table-cell table:style-name="ce41" office:value-type="string" calcext:value-type="string">
            <text:p>Behavioral Finance and Agent Based Model: the new evolving discipline of</text:p>
            <text:p>quantitative behavioral finance?</text:p>
          </table:table-cell>
          <table:table-cell table:style-name="ce41"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41" office:value-type="float" office:value="2014" calcext:value-type="float">
            <text:p>2014</text:p>
          </table:table-cell>
          <table:table-cell table:style-name="ce41" office:value-type="string" calcext:value-type="string">
            <text:p>University Sapienza of Rome</text:p>
            <text:p>Department of Computer, Control, and Management Engineering</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41"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41"/>
          <table:table-cell table:style-name="ce41" office:value-type="string" calcext:value-type="string">
            <text:p>The text does not specify the language or framework used to implement agents in the discussed models.</text:p>
          </table:table-cell>
          <table:table-cell table:style-name="ce41" office:value-type="string" calcext:value-type="string">
            <text:p>no</text:p>
          </table:table-cell>
          <table:table-cell table:style-name="ce41" office:value-type="string" calcext:value-type="string">
            <text:p>The text does not provide specific names of agents used in the discussed models.</text:p>
          </table:table-cell>
          <table:table-cell table:style-name="ce44"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table:style-name="ce41"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44" office:value-type="string" calcext:value-type="string">
            <text:p>Intermediary agents The text does not specify the names of agents or the platforms they are developed on.</text:p>
          </table:table-cell>
          <table:table-cell table:style-name="ce41"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table:style-name="ce41"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table:style-name="ce41"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table-cell table:style-name="Default" table:number-columns-repeated="6"/>
          <table:table-cell table:number-columns-repeated="996"/>
        </table:table-row>
        <table:table-row table:style-name="ro26">
          <table:table-cell table:style-name="ce41" office:value-type="float" office:value="5" calcext:value-type="float">
            <text:p>5</text:p>
          </table:table-cell>
          <table:table-cell table:style-name="ce41" office:value-type="string" calcext:value-type="string">
            <text:p>A. O. I. Hoffmann &amp;  Wander Jager  &amp;  B. Lijnema</text:p>
            <text:p/>
          </table:table-cell>
          <table:table-cell table:style-name="ce41" office:value-type="float" office:value="3" calcext:value-type="float">
            <text:p>3</text:p>
          </table:table-cell>
          <table:table-cell table:style-name="ce41" office:value-type="string" calcext:value-type="string">
            <text:p>Combining empirical data with multi agent social simulation: investigating micro - macro links in behavioral finance</text:p>
          </table:table-cell>
          <table:table-cell table:number-columns-repeated="2" table:style-name="ce41" office:value-type="string" calcext:value-type="string">
            <text:p>NA</text:p>
          </table:table-cell>
          <table:table-cell table:style-name="ce41" office:value-type="string" calcext:value-type="string">
            <text:p>Citeseer</text:p>
          </table:table-cell>
          <table:table-cell table:style-name="ce41" office:value-type="string" calcext:value-type="string">
            <text:p>na</text:p>
          </table:table-cell>
          <table:table-cell table:style-name="ce41" office:value-type="string" calcext:value-type="string">
            <text:p>Google Scholar</text:p>
          </table:table-cell>
          <table:table-cell table:style-name="ce41"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41" office:value-type="string" calcext:value-type="string">
            <text:p>https://citeseerx.ist.psu.edu/document?repid=rep1&amp;type=pdf&amp;doi=cd9771fd9ddeef4a932b658d570968c09d8feca1</text:p>
          </table:table-cell>
          <table:table-cell table:style-name="ce41" office:value-type="string" calcext:value-type="string">
            <text:p>Yes, agents were implemented</text:p>
          </table:table-cell>
          <table:table-cell table:style-name="ce41"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41" office:value-type="string" calcext:value-type="string">
            <text:p>yes pseudo code was implemented in alternate paper ‘Social Simulation of Stock Markets: Taking It to the Next Level</text:p>
            <text:p/>
            <text:p>' https://www.jasss.org/10/2/7.html</text:p>
          </table:table-cell>
          <table:table-cell table:style-name="ce41" office:value-type="string" calcext:value-type="string">
            <text:p>There is no specific name provided for the agents. They are referred to as investors in the text.</text:p>
          </table:table-cell>
          <table:table-cell table:style-name="ce41"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table:style-name="ce41"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44" office:value-type="string" calcext:value-type="string">
            <text:p>CentralMarket agent </text:p>
          </table:table-cell>
          <table:table-cell table:style-name="ce41"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table:style-name="ce41"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table:style-name="ce41" office:value-type="string" calcext:value-type="string">
            <text:p>The text mentions references to empirical studies and literature on social network structures, such as Barabasi, Ford, Newman, Wellman, Berkowitz, and Laland. </text:p>
          </table:table-cell>
          <table:table-cell/>
          <table:table-cell table:style-name="Default" table:number-columns-repeated="6"/>
          <table:table-cell table:number-columns-repeated="996"/>
        </table:table-row>
        <table:table-row table:style-name="ro27">
          <table:table-cell table:style-name="ce41" office:value-type="float" office:value="6" calcext:value-type="float">
            <text:p>6</text:p>
          </table:table-cell>
          <table:table-cell table:style-name="ce41" office:value-type="string" calcext:value-type="string">
            <text:p>Yosra Mefteh Rekik &amp; <text:s text:c="2"/>Wafik Hachicha &amp; <text:s text:c="2"/>Younes Boujelbene</text:p>
          </table:table-cell>
          <table:table-cell table:style-name="ce41" office:value-type="float" office:value="3" calcext:value-type="float">
            <text:p>3</text:p>
          </table:table-cell>
          <table:table-cell table:style-name="ce41" office:value-type="string" calcext:value-type="string">
            <text:p>Agent-based Modeling and Investors’ Behavior Explanation of Asset Price Dynamics on Artificial Financial Markets</text:p>
          </table:table-cell>
          <table:table-cell table:style-name="ce41"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41" office:value-type="float" office:value="2014" calcext:value-type="float">
            <text:p>2014</text:p>
          </table:table-cell>
          <table:table-cell table:style-name="ce41" office:value-type="string" calcext:value-type="string">
            <text:p>Procedia Economics and Finance</text:p>
          </table:table-cell>
          <table:table-cell table:style-name="ce41" office:value-type="string" calcext:value-type="string">
            <text:p>na</text:p>
          </table:table-cell>
          <table:table-cell table:style-name="ce41" office:value-type="string" calcext:value-type="string">
            <text:p>ScienceDirect</text:p>
          </table:table-cell>
          <table:table-cell table:style-name="ce41"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41"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41"/>
          <table:table-cell table:style-name="ce41"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table:style-name="ce41" office:value-type="string" calcext:value-type="string">
            <text:p>NA</text:p>
          </table:table-cell>
          <table:table-cell table:style-name="ce41" office:value-type="string" calcext:value-type="string">
            <text:p>The paper mentions three types of investors in the artificial financial market: fundamentalists, non-fundamentalists, and loss-averse investors.</text:p>
          </table:table-cell>
          <table:table-cell table:style-name="ce41"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table:style-name="ce41" office:value-type="string" calcext:value-type="string">
            <text:p>he paper primarily focuses on the three types of investors and does not seem to discuss the implementation of other specific agents in detail.</text:p>
          </table:table-cell>
          <table:table-cell table:style-name="ce44" office:value-type="string" calcext:value-type="string">
            <text:p>2. Platform:</text:p>
          </table:table-cell>
          <table:table-cell table:style-name="ce41"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table:style-name="ce41"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table:style-name="ce41"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table-cell table:style-name="Default" table:number-columns-repeated="6"/>
          <table:table-cell table:number-columns-repeated="996"/>
        </table:table-row>
        <table:table-row table:style-name="ro28">
          <table:table-cell table:style-name="ce41" office:value-type="float" office:value="7" calcext:value-type="float">
            <text:p>7</text:p>
          </table:table-cell>
          <table:table-cell table:style-name="ce41" office:value-type="string" calcext:value-type="string">
            <text:p>A. O. I. Hoffmann &amp; <text:s text:c="2"/>S. A. Delre &amp; <text:s text:c="2"/>J. H. von Eije <text:s/>&amp; <text:s text:c="2"/>W. Jager </text:p>
          </table:table-cell>
          <table:table-cell table:style-name="ce41" office:value-type="float" office:value="4" calcext:value-type="float">
            <text:p>4</text:p>
          </table:table-cell>
          <table:table-cell table:style-name="ce41" office:value-type="string" calcext:value-type="string">
            <text:p>Artificial Multi-Agent Stock Markets: Simple Strategies, Complex Outcomes</text:p>
          </table:table-cell>
          <table:table-cell table:style-name="ce41" office:value-type="string" calcext:value-type="string">
            <text:p>NA</text:p>
          </table:table-cell>
          <table:table-cell table:style-name="ce41" office:value-type="float" office:value="2006" calcext:value-type="float">
            <text:p>2006</text:p>
          </table:table-cell>
          <table:table-cell table:style-name="ce41" office:value-type="string" calcext:value-type="string">
            <text:p>Springer Berlin Heidelberg</text:p>
            <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41"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41" office:value-type="string" calcext:value-type="string">
            <text:p>Yes, agents were implemented</text:p>
          </table:table-cell>
          <table:table-cell table:style-name="ce41"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41" office:value-type="string" calcext:value-type="string">
            <text:p>Code is not available online</text:p>
          </table:table-cell>
          <table:table-cell table:style-name="ce41"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table:style-name="ce41"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table:style-name="ce41" office:value-type="string" calcext:value-type="string">
            <text:p>The paper focuses primarily on the fundamental (α-strategy) and trend-following (β-strategy) agents, without discussing other types of agents in detail.</text:p>
          </table:table-cell>
          <table:table-cell table:style-name="ce44" office:value-type="string" calcext:value-type="string">
            <text:p>The agents are developed using the MadKit platform.</text:p>
          </table:table-cell>
          <table:table-cell table:style-name="ce41"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table:style-name="ce41"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table:style-name="ce41"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table-cell table:style-name="Default" table:number-columns-repeated="6"/>
          <table:table-cell table:number-columns-repeated="996"/>
        </table:table-row>
        <table:table-row table:style-name="ro29">
          <table:table-cell table:style-name="ce41" office:value-type="float" office:value="8" calcext:value-type="float">
            <text:p>8</text:p>
          </table:table-cell>
          <table:table-cell table:style-name="ce41" office:value-type="string" calcext:value-type="string">
            <text:p>Marcin Hernes &amp; <text:s text:c="2"/>Ngoc Thanh Nguyen</text:p>
          </table:table-cell>
          <table:table-cell table:style-name="ce41" office:value-type="float" office:value="2" calcext:value-type="float">
            <text:p>2</text:p>
          </table:table-cell>
          <table:table-cell table:style-name="ce41" office:value-type="string" calcext:value-type="string">
            <text:p>Application of Cognitive Architecture in Multi-Agent Financial Decision Support Systems</text:p>
          </table:table-cell>
          <table:table-cell table:style-name="ce41"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41" office:value-type="float" office:value="2023" calcext:value-type="float">
            <text:p>2023</text:p>
          </table:table-cell>
          <table:table-cell table:style-name="ce41" office:value-type="string" calcext:value-type="string">
            <text:p>Springer London</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41" office:value-type="string" calcext:value-type="string">
            <text:p>https://link.springer.com/chapter/10.1007/978-1-4471-7503-2_49#citeas</text:p>
          </table:table-cell>
          <table:table-cell table:style-name="ce41" office:value-type="string" calcext:value-type="string">
            <text:p>YeS, agents were implemented</text:p>
          </table:table-cell>
          <table:table-cell table:style-name="ce41"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ce41" office:value-type="string" calcext:value-type="string">
            <text:p>source code is not available online</text:p>
          </table:table-cell>
          <table:table-cell table:style-name="ce41" table:number-columns-repeated="3"/>
          <table:table-cell table:style-name="ce44" office:value-type="string" calcext:value-type="string">
            <text:p>3. Source Code:</text:p>
          </table:table-cell>
          <table:table-cell table:style-name="ce41" table:number-columns-repeated="3"/>
          <table:table-cell/>
          <table:table-cell table:style-name="Default" table:number-columns-repeated="6"/>
          <table:table-cell table:number-columns-repeated="996"/>
        </table:table-row>
        <table:table-row table:style-name="ro29">
          <table:table-cell table:style-name="ce41" office:value-type="float" office:value="9" calcext:value-type="float">
            <text:p>9</text:p>
          </table:table-cell>
          <table:table-cell table:style-name="ce41" office:value-type="string" calcext:value-type="string">
            <text:p>Steven D. Silver &amp; <text:s/>Marko Raseta <text:s/>&amp; <text:s/>Alina Bazarova</text:p>
          </table:table-cell>
          <table:table-cell table:style-name="ce41" office:value-type="float" office:value="3" calcext:value-type="float">
            <text:p>3</text:p>
          </table:table-cell>
          <table:table-cell table:style-name="ce41" office:value-type="string" calcext:value-type="string">
            <text:p>Dynamics of Phase Transitions in Expectations for Financial Markets: An Agent-Based, Multicomponent Model</text:p>
          </table:table-cell>
          <table:table-cell table:style-name="ce41"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41" office:value-type="float" office:value="2022" calcext:value-type="float">
            <text:p>2022</text:p>
          </table:table-cell>
          <table:table-cell table:style-name="ce41" office:value-type="string" calcext:value-type="string">
            <text:p>Journal of Behavioral Finance</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41" table:number-columns-repeated="2"/>
          <table:table-cell table:style-name="ce41" office:value-type="string" calcext:value-type="string">
            <text:p>support system (MAFDSS). This system is built using the</text:p>
          </table:table-cell>
          <table:table-cell table:style-name="ce41" office:value-type="string" calcext:value-type="string">
            <text:p>NA</text:p>
          </table:table-cell>
          <table:table-cell table:style-name="ce41" office:value-type="string" calcext:value-type="string">
            <text:p>There are no specific agents named in the text.</text:p>
          </table:table-cell>
          <table:table-cell table:style-name="ce41"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table:style-name="ce41" office:value-type="string" calcext:value-type="string">
            <text:p>he paper does not discuss specific other agents and their implementations. It focuses on the overall impact of AI on finance.</text:p>
          </table:table-cell>
          <table:table-cell table:style-name="ce44" office:value-type="string" calcext:value-type="string">
            <text:p>The information does not mention a specific URL where the source code can be found. Therefore, there is no direct link or URL provided for the source code, so the answer is no.</text:p>
          </table:table-cell>
          <table:table-cell table:style-name="ce41"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table:style-name="ce41" office:value-type="string" calcext:value-type="string">
            <text:p>The paper doesn't provide details on the development approach of multi-agent systems (MAS). It focuses on the impact of AI and social media on finance.</text:p>
          </table:table-cell>
          <table:table-cell table:style-name="ce41"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table-cell table:style-name="Default" table:number-columns-repeated="6"/>
          <table:table-cell table:number-columns-repeated="996"/>
        </table:table-row>
        <table:table-row table:style-name="ro30">
          <table:table-cell table:style-name="ce41" office:value-type="float" office:value="10" calcext:value-type="float">
            <text:p>10</text:p>
          </table:table-cell>
          <table:table-cell table:style-name="ce41" office:value-type="string" calcext:value-type="string">
            <text:p>Eduardo Barros  &amp;  Chase Popplewell  &amp;  Tizlam Muhammad</text:p>
            <text:p/>
          </table:table-cell>
          <table:table-cell table:style-name="ce41" office:value-type="float" office:value="3" calcext:value-type="float">
            <text:p>3</text:p>
          </table:table-cell>
          <table:table-cell table:style-name="ce41" office:value-type="string" calcext:value-type="string">
            <text:p>Behavioral Finance -Impact of Artificial Intelligence and Social Media Analytics on Investor and Trader Behavior</text:p>
          </table:table-cell>
          <table:table-cell table:style-name="ce41"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41" office:value-type="float" office:value="2021" calcext:value-type="float">
            <text:p>2021</text:p>
          </table:table-cell>
          <table:table-cell table:style-name="ce41" office:value-type="string" calcext:value-type="string">
            <text:p>Research Proposal @ ResearchGate</text:p>
          </table:table-cell>
          <table:table-cell table:style-name="ce41" office:value-type="string" calcext:value-type="string">
            <text:p>na</text:p>
          </table:table-cell>
          <table:table-cell table:style-name="ce41" office:value-type="string" calcext:value-type="string">
            <text:p>Google Scholar / edited</text:p>
          </table:table-cell>
          <table:table-cell table:style-name="ce41"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41" office:value-type="string" calcext:value-type="string">
            <text:p>https://www.researchgate.net/publication/355159676_Behavioral_Finance_-Impact_of_Artificial_Intelligence_and_Social_Media_Analytics_on_Investor_and_Trader_Behavior</text:p>
          </table:table-cell>
          <table:table-cell table:style-name="ce41"/>
          <table:table-cell table:style-name="ce41" office:value-type="string" calcext:value-type="string">
            <text:p>framework Learning Intelligent Distribution Agent (LIDA), The agents are implemented using NetLogo, a multi-agent programmable modeling environment.</text:p>
          </table:table-cell>
          <table:table-cell table:style-name="ce41" office:value-type="string" calcext:value-type="string">
            <text:p>NO</text:p>
          </table:table-cell>
          <table:table-cell table:style-name="ce41" office:value-type="string" calcext:value-type="string">
            <text:p>The agents include zero intelligent traders, fundamentalist traders, and traders using historical information in the decision-making process.</text:p>
          </table:table-cell>
          <table:table-cell table:style-name="ce41"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table:style-name="ce41" office:value-type="string" calcext:value-type="string">
            <text:p>Yes, the paper discusses the behavior of different types of traders and how they impact the stock market's stability and volatility.</text:p>
          </table:table-cell>
          <table:table-cell table:style-name="ce44"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table:style-name="ce41"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table:style-name="ce41"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table:style-name="ce41" office:value-type="string" calcext:value-type="string">
            <text:p>The paper references foundational works in financial markets and agent-based modeling (e.g., works by Alexander et al. (2001), Campbell et al. (1997), and Lahrichi (2013)).</text:p>
            <text:p/>
          </table:table-cell>
          <table:table-cell/>
          <table:table-cell table:style-name="Default" table:number-columns-repeated="6"/>
          <table:table-cell table:number-columns-repeated="996"/>
        </table:table-row>
        <table:table-row table:style-name="ro31">
          <table:table-cell table:style-name="ce42" office:value-type="float" office:value="12" calcext:value-type="float">
            <text:p>12</text:p>
          </table:table-cell>
          <table:table-cell table:style-name="ce42" office:value-type="string" calcext:value-type="string">
            <text:p>Cars Hommes</text:p>
          </table:table-cell>
          <table:table-cell table:style-name="ce42" office:value-type="float" office:value="1" calcext:value-type="float">
            <text:p>1</text:p>
          </table:table-cell>
          <table:table-cell table:style-name="ce42" office:value-type="string" calcext:value-type="string">
            <text:p><text:s text:c="2"/>Interacting Agents in Finance</text:p>
          </table:table-cell>
          <table:table-cell table:style-name="ce42"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42" office:value-type="float" office:value="2006" calcext:value-type="float">
            <text:p>2006</text:p>
          </table:table-cell>
          <table:table-cell table:style-name="ce42" office:value-type="string" calcext:value-type="string">
            <text:p>Tinbergen Institute, Tinbergen Institute Discussion Papers</text:p>
          </table:table-cell>
          <table:table-cell table:style-name="ce42" office:value-type="string" calcext:value-type="string">
            <text:p>na</text:p>
          </table:table-cell>
          <table:table-cell table:style-name="ce42" office:value-type="string" calcext:value-type="string">
            <text:p>repec.org edit</text:p>
          </table:table-cell>
          <table:table-cell table:style-name="ce42"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42" office:value-type="string" calcext:value-type="string">
            <text:p>https://ideas.repec.org/p/tin/wpaper/20060029.html</text:p>
          </table:table-cell>
          <table:table-cell table:style-name="ce42"/>
          <table:table-cell table:style-name="ce42" office:value-type="string" calcext:value-type="string">
            <text:p>The paper does not explicitly state which language or framework the agents are implemented</text:p>
          </table:table-cell>
          <table:table-cell table:style-name="ce42" office:value-type="string" calcext:value-type="string">
            <text:p>The paper does not provide any specific information regarding the availability of the code online. </text:p>
          </table:table-cell>
          <table:table-cell table:style-name="ce42" office:value-type="string" calcext:value-type="string">
            <text:p>The agents discussed in the paper are generally categorized into two groups: fundamentalists and chartists.</text:p>
          </table:table-cell>
          <table:table-cell table:style-name="ce42"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42" office:value-type="string" calcext:value-type="string">
            <text:p>The paper discusses the implementation of fundamentalist and chartist agents. It explores how these agents interact in financial markets and their impact on market behavior.</text:p>
          </table:table-cell>
          <table:table-cell table:style-name="ce45" office:value-type="string" calcext:value-type="string">
            <text:p>ExpertInvestor agents:</text:p>
          </table:table-cell>
          <table:table-cell table:style-name="ce42"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42"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42"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37"/>
          <table:table-cell table:style-name="Default" table:number-columns-repeated="6"/>
          <table:table-cell table:style-name="ce37" table:number-columns-repeated="996"/>
        </table:table-row>
        <table:table-row table:style-name="ro32">
          <table:table-cell table:style-name="ce42" office:value-type="float" office:value="13" calcext:value-type="float">
            <text:p>13</text:p>
          </table:table-cell>
          <table:table-cell table:style-name="ce42" office:value-type="string" calcext:value-type="string">
            <text:p>Florian Königstorfer &amp; <text:s text:c="2"/>Stefan Thalmann</text:p>
          </table:table-cell>
          <table:table-cell table:style-name="ce42" office:value-type="float" office:value="2" calcext:value-type="float">
            <text:p>2</text:p>
          </table:table-cell>
          <table:table-cell table:style-name="ce42" office:value-type="string" calcext:value-type="string">
            <text:p>Applications of Artificial Intelligence in commercial banks – A research agenda for behavioral finance</text:p>
          </table:table-cell>
          <table:table-cell table:style-name="ce42"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42" office:value-type="float" office:value="2020" calcext:value-type="float">
            <text:p>2020</text:p>
          </table:table-cell>
          <table:table-cell table:style-name="ce42" office:value-type="string" calcext:value-type="string">
            <text:p>Elsevier</text:p>
          </table:table-cell>
          <table:table-cell table:style-name="ce42" office:value-type="string" calcext:value-type="string">
            <text:p>na</text:p>
          </table:table-cell>
          <table:table-cell table:style-name="ce42" office:value-type="string" calcext:value-type="string">
            <text:p>ScienceDirect</text:p>
          </table:table-cell>
          <table:table-cell table:style-name="ce42"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42"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42"/>
          <table:table-cell table:style-name="ce42" office:value-type="string" calcext:value-type="string">
            <text:p>The text does not specify the language or framework used for implementing agents such as Python, Java, or others.</text:p>
          </table:table-cell>
          <table:table-cell table:style-name="ce42" office:value-type="string" calcext:value-type="string">
            <text:p>The text does not specify whether the code for the agents is available online.</text:p>
          </table:table-cell>
          <table:table-cell table:style-name="ce42" office:value-type="string" calcext:value-type="string">
            <text:p>Specific names of agents are not provided in the text.</text:p>
          </table:table-cell>
          <table:table-cell table:style-name="ce42"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42" office:value-type="string" calcext:value-type="string">
            <text:p>The text discusses various AI applications such as credit scoring algorithms, trading bots, and customer service bots, but does not provide specific names of other agents.</text:p>
          </table:table-cell>
          <table:table-cell table:style-name="ce45" office:value-type="string" calcext:value-type="string">
            <text:p>Make decisions based on four tests: stock evaluation, risk measuring, dividend rate measuring, and chart analysis.</text:p>
          </table:table-cell>
          <table:table-cell table:style-name="ce42" office:value-type="string" calcext:value-type="string">
            <text:p>The agents discussed in the text appear to be rational, aiming to make decisions based on economic theories and maximize utility or profit.</text:p>
          </table:table-cell>
          <table:table-cell table:style-name="ce42"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42"/>
          <table:table-cell table:style-name="ce37"/>
          <table:table-cell table:style-name="Default" table:number-columns-repeated="6"/>
          <table:table-cell table:style-name="ce37" table:number-columns-repeated="996"/>
        </table:table-row>
        <table:table-row table:style-name="ro33">
          <table:table-cell table:style-name="ce42" office:value-type="float" office:value="14" calcext:value-type="float">
            <text:p>14</text:p>
          </table:table-cell>
          <table:table-cell table:style-name="ce42" office:value-type="string" calcext:value-type="string">
            <text:p>Dalel Kanzari</text:p>
          </table:table-cell>
          <table:table-cell table:style-name="ce42" office:value-type="float" office:value="1" calcext:value-type="float">
            <text:p>1</text:p>
          </table:table-cell>
          <table:table-cell table:style-name="ce42" office:value-type="string" calcext:value-type="string">
            <text:p>Context-adaptive intelligent agents behaviors: multivariate LSTM-based decision making on the cryptocurrency market</text:p>
          </table:table-cell>
          <table:table-cell table:style-name="ce42"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42" office:value-type="float" office:value="2023" calcext:value-type="float">
            <text:p>2023</text:p>
          </table:table-cell>
          <table:table-cell table:style-name="ce42" office:value-type="string" calcext:value-type="string">
            <text:p>International Journal of Data Science and Analytics</text:p>
          </table:table-cell>
          <table:table-cell table:style-name="ce42" office:value-type="string" calcext:value-type="string">
            <text:p>na</text:p>
          </table:table-cell>
          <table:table-cell table:style-name="ce42" office:value-type="string" calcext:value-type="string">
            <text:p>ResearchGate</text:p>
          </table:table-cell>
          <table:table-cell table:style-name="ce42"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42" office:value-type="string" calcext:value-type="string">
            <text:p>https://link.springer.com/article/10.1007/s41060-023-00435-3#citeas</text:p>
          </table:table-cell>
          <table:table-cell table:style-name="ce42"/>
          <table:table-cell table:number-columns-repeated="2" table:style-name="ce42" office:value-type="string" calcext:value-type="string">
            <text:p>NA</text:p>
          </table:table-cell>
          <table:table-cell table:style-name="ce42"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42"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42" office:value-type="string" calcext:value-type="string">
            <text:p>NA</text:p>
          </table:table-cell>
          <table:table-cell table:style-name="ce45" office:value-type="string" calcext:value-type="string">
            <text:p>The decision is calculated as a weighted combination of these tests.</text:p>
          </table:table-cell>
          <table:table-cell table:style-name="ce42" office:value-type="string" calcext:value-type="string">
            <text:p>The paper discusses rational agents and their dominant role in closely aligning with real market dynamics and accurately predicting market trends.</text:p>
          </table:table-cell>
          <table:table-cell table:style-name="ce42"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42"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37"/>
          <table:table-cell table:style-name="Default" table:number-columns-repeated="6"/>
          <table:table-cell table:style-name="ce37" table:number-columns-repeated="996"/>
        </table:table-row>
        <table:table-row table:style-name="ro34">
          <table:table-cell table:style-name="ce42" office:value-type="float" office:value="15" calcext:value-type="float">
            <text:p>15</text:p>
          </table:table-cell>
          <table:table-cell table:style-name="ce42" office:value-type="string" calcext:value-type="string">
            <text:p>Zahra Kodia &amp; <text:s/>Lamjed Ben Said &amp; <text:s/>Gh{\'{e}}dira</text:p>
          </table:table-cell>
          <table:table-cell table:style-name="ce42" office:value-type="float" office:value="3" calcext:value-type="float">
            <text:p>3</text:p>
          </table:table-cell>
          <table:table-cell table:style-name="ce42" office:value-type="string" calcext:value-type="string">
            <text:p>A Study of Stock Market Trading Behavior and Social Interactions through</text:p>
            <text:p>                  a Multi Agent Based Simulation</text:p>
          </table:table-cell>
          <table:table-cell table:style-name="ce42"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42" office:value-type="float" office:value="2010" calcext:value-type="float">
            <text:p>2010</text:p>
          </table:table-cell>
          <table:table-cell table:style-name="ce42" office:value-type="string" calcext:value-type="string">
            <text:p>Springer</text:p>
          </table:table-cell>
          <table:table-cell table:style-name="ce42"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42" office:value-type="string" calcext:value-type="string">
            <text:p>dblp</text:p>
          </table:table-cell>
          <table:table-cell table:style-name="ce42"/>
          <table:table-cell table:style-name="ce42" office:value-type="string" calcext:value-type="string">
            <text:p>https://www.researchgate.net/publication/221254733_A_Study_of_Stock_Market_Trading_Behavior_and_Social_Interactions_through_a_Multi_Agent_Based_Simulation</text:p>
          </table:table-cell>
          <table:table-cell table:style-name="ce42"/>
          <table:table-cell table:style-name="ce42"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42" office:value-type="string" calcext:value-type="string">
            <text:p>The information provided does not specify whether the code is available online. </text:p>
          </table:table-cell>
          <table:table-cell table:style-name="ce42"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42"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42" office:value-type="string" calcext:value-type="string">
            <text:p>he references provided focus primarily on ExpertTrader, NoviceTrader, and CentralMarket agents. There is no specific mention of other distinct types of agents.</text:p>
          </table:table-cell>
          <table:table-cell table:style-name="ce45" office:value-type="string" calcext:value-type="string">
            <text:p>NoviceInvestor agents:</text:p>
          </table:table-cell>
          <table:table-cell table:style-name="ce42"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42"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42"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37"/>
          <table:table-cell table:style-name="Default" table:number-columns-repeated="6"/>
          <table:table-cell table:style-name="ce37" table:number-columns-repeated="996"/>
        </table:table-row>
        <table:table-row table:style-name="ro35">
          <table:table-cell table:style-name="ce42" office:value-type="float" office:value="16" calcext:value-type="float">
            <text:p>16</text:p>
          </table:table-cell>
          <table:table-cell table:style-name="ce42" office:value-type="string" calcext:value-type="string">
            <text:p>Heba M. Ezzat Dr. </text:p>
          </table:table-cell>
          <table:table-cell table:style-name="ce42" office:value-type="float" office:value="1" calcext:value-type="float">
            <text:p>1</text:p>
          </table:table-cell>
          <table:table-cell table:style-name="ce42" office:value-type="string" calcext:value-type="string">
            <text:p>Behavioral Agent-Based F al Agent-Based Framework for Inter amework for Interacting Financial acting Financial</text:p>
            <text:p>Markets </text:p>
          </table:table-cell>
          <table:table-cell table:style-name="ce42"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42" office:value-type="float" office:value="2020" calcext:value-type="float">
            <text:p>2020</text:p>
          </table:table-cell>
          <table:table-cell table:style-name="ce42" office:value-type="string" calcext:value-type="string">
            <text:p>Emerald Publishing Limited</text:p>
          </table:table-cell>
          <table:table-cell table:style-name="ce42" office:value-type="string" calcext:value-type="string">
            <text:p>na</text:p>
          </table:table-cell>
          <table:table-cell table:style-name="ce42" office:value-type="string" calcext:value-type="string">
            <text:p>ResearchGate</text:p>
          </table:table-cell>
          <table:table-cell table:style-name="ce42"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42" office:value-type="string" calcext:value-type="string">
            <text:p>https://buescholar.bue.edu.eg/cgi/viewcontent.cgi?article=1022&amp;context=bus_admin</text:p>
          </table:table-cell>
          <table:table-cell table:style-name="ce42"/>
          <table:table-cell table:style-name="ce42" office:value-type="string" calcext:value-type="string">
            <text:p>he information provided does not specify the language or framework used for implementing the agents. Please provide this information if available.</text:p>
          </table:table-cell>
          <table:table-cell table:style-name="ce42" office:value-type="string" calcext:value-type="string">
            <text:p>There is no mention of the availability of the code online. </text:p>
          </table:table-cell>
          <table:table-cell table:style-name="ce42" office:value-type="string" calcext:value-type="string">
            <text:p>The agents in the model are referred to as traders and market makers. These agents populate the artificial markets, Market X and Market Z.</text:p>
          </table:table-cell>
          <table:table-cell table:style-name="ce42"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42"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45" office:value-type="string" calcext:value-type="string">
            <text:p>Primarily rely on chart analysis and filtered information from their neighborhood for decision-making.</text:p>
          </table:table-cell>
          <table:table-cell table:style-name="ce42"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42"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42"/>
          <table:table-cell table:style-name="ce37"/>
          <table:table-cell table:style-name="Default" table:number-columns-repeated="6"/>
          <table:table-cell table:style-name="ce37" table:number-columns-repeated="996"/>
        </table:table-row>
        <table:table-row table:style-name="ro36">
          <table:table-cell table:style-name="ce42" office:value-type="float" office:value="17" calcext:value-type="float">
            <text:p>17</text:p>
          </table:table-cell>
          <table:table-cell table:style-name="ce42" office:value-type="string" calcext:value-type="string">
            <text:p>Qiuyue Zhang &amp; <text:s/>Yunfeng Zhang &amp; <text:s/>Xunxiang Yao &amp; <text:s/>Shilong Li &amp; <text:s/>Caiming Zhang &amp; <text:s/>Peide Liu</text:p>
          </table:table-cell>
          <table:table-cell table:style-name="ce42" office:value-type="float" office:value="6" calcext:value-type="float">
            <text:p>6</text:p>
          </table:table-cell>
          <table:table-cell table:style-name="ce42" office:value-type="string" calcext:value-type="string">
            <text:p>A Dynamic Attributes-driven Graph Attention Network Modeling on Behavioral Finance for Stock Prediction</text:p>
          </table:table-cell>
          <table:table-cell table:style-name="ce42"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42" office:value-type="float" office:value="2023" calcext:value-type="float">
            <text:p>2023</text:p>
          </table:table-cell>
          <table:table-cell table:style-name="ce42" office:value-type="string" calcext:value-type="string">
            <text:p>{ACM} Trans. Knowl. Discov. Data</text:p>
          </table:table-cell>
          <table:table-cell table:style-name="ce42"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42" office:value-type="string" calcext:value-type="string">
            <text:p>dblp</text:p>
          </table:table-cell>
          <table:table-cell table:style-name="ce42"/>
          <table:table-cell table:style-name="ce42" office:value-type="string" calcext:value-type="string">
            <text:p>https://dl.acm.org/doi/pdf/10.1145/3611311</text:p>
          </table:table-cell>
          <table:table-cell table:style-name="ce42"/>
          <table:table-cell table:style-name="ce42" office:value-type="string" calcext:value-type="string">
            <text:p>The implementation of the described model is done in Python using the PyTorch framework. The optimizer used is Adam, and the learning rate is set to 0.0005.</text:p>
          </table:table-cell>
          <table:table-cell table:style-name="ce42" office:value-type="string" calcext:value-type="string">
            <text:p>The text provided does not specify whether the code is available online</text:p>
          </table:table-cell>
          <table:table-cell table:style-name="ce42" office:value-type="string" calcext:value-type="string">
            <text:p>The model is named "DGATS," which stands for Deep Graph Attention Temporal System.</text:p>
          </table:table-cell>
          <table:table-cell table:style-name="ce42"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42" office:value-type="string" calcext:value-type="string">
            <text:p>Yes, the paper discusses other agent implementations for comparison purposes, such as StockNet, LSTM+PS, LSTM+GCN, RSR, AD-GAT, TRAN, RA-AGAT, MAC, and TRPCA.</text:p>
          </table:table-cell>
          <table:table-cell table:style-name="ce45" office:value-type="string" calcext:value-type="string">
            <text:p>Intermediary agents:</text:p>
          </table:table-cell>
          <table:table-cell table:style-name="ce42"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42"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42"/>
          <table:table-cell table:style-name="ce37"/>
          <table:table-cell table:style-name="Default" table:number-columns-repeated="6"/>
          <table:table-cell table:style-name="ce37" table:number-columns-repeated="996"/>
        </table:table-row>
        <table:table-row table:style-name="ro37">
          <table:table-cell table:style-name="ce42" office:value-type="float" office:value="18" calcext:value-type="float">
            <text:p>18</text:p>
          </table:table-cell>
          <table:table-cell table:style-name="ce42" office:value-type="string" calcext:value-type="string">
            <text:p>Gaofeng Zou <text:s/>&amp; <text:s text:c="2"/>Qiyuan Cheng <text:s/>&amp; <text:s text:c="2"/>Zhenwei Lv <text:s/>&amp; <text:s text:c="2"/>John Edmunds <text:s/>&amp; <text:s text:c="2"/>Xiaopeng Zhai </text:p>
          </table:table-cell>
          <table:table-cell table:style-name="ce42" office:value-type="float" office:value="5" calcext:value-type="float">
            <text:p>5</text:p>
          </table:table-cell>
          <table:table-cell table:style-name="ce42" office:value-type="string" calcext:value-type="string">
            <text:p>Investor Sentiment and IPOs Anomalies: An Agent-Based Computational Finance</text:p>
            <text:p/>
          </table:table-cell>
          <table:table-cell table:style-name="ce42"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42" office:value-type="float" office:value="2017" calcext:value-type="float">
            <text:p>2017</text:p>
          </table:table-cell>
          <table:table-cell table:style-name="ce42" office:value-type="string" calcext:value-type="string">
            <text:p>EURASIA Journal of Mathematics, Science and Technology Education</text:p>
          </table:table-cell>
          <table:table-cell table:style-name="ce42" office:value-type="string" calcext:value-type="string">
            <text:p>na</text:p>
          </table:table-cell>
          <table:table-cell table:style-name="ce42" office:value-type="string" calcext:value-type="string">
            <text:p>GoogleScholar</text:p>
          </table:table-cell>
          <table:table-cell table:style-name="ce42"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42" office:value-type="string" calcext:value-type="string">
            <text:p>t-and-ipos-anomalies-an-agent-based-computational-finance-5159.pdf</text:p>
          </table:table-cell>
          <table:table-cell table:style-name="ce42"/>
          <table:table-cell table:style-name="ce42" office:value-type="string" calcext:value-type="string">
            <text:p>The optimizer used is Adam, and the learning rate is set to 0.0005</text:p>
          </table:table-cell>
          <table:table-cell table:style-name="ce42"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42" office:value-type="string" calcext:value-type="string">
            <text:p>The study uses agents representing institutional and individual investors with different levels of sentiment. Specific agent names are not mentioned in the information.</text:p>
          </table:table-cell>
          <table:table-cell table:style-name="ce42"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42"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45" office:value-type="string" calcext:value-type="string">
            <text:p>Not explicitly described in the provided text, but they likely facilitate interactions between ExpertInvestor and NoviceInvestor agents.</text:p>
          </table:table-cell>
          <table:table-cell table:style-name="ce42"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42"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42"/>
          <table:table-cell table:style-name="ce37"/>
          <table:table-cell table:style-name="Default" table:number-columns-repeated="6"/>
          <table:table-cell table:style-name="ce37" table:number-columns-repeated="996"/>
        </table:table-row>
        <table:table-row table:style-name="ro38">
          <table:table-cell table:style-name="ce41" office:value-type="float" office:value="19" calcext:value-type="float">
            <text:p>19</text:p>
          </table:table-cell>
          <table:table-cell table:style-name="ce41" office:value-type="string" calcext:value-type="string">
            <text:p>Hiroshi Takahashi &amp; <text:s/>Takao Terano </text:p>
          </table:table-cell>
          <table:table-cell table:style-name="ce41" office:value-type="float" office:value="2" calcext:value-type="float">
            <text:p>2</text:p>
          </table:table-cell>
          <table:table-cell table:style-name="ce41" office:value-type="string" calcext:value-type="string">
            <text:p>Agent-Based Approach to Investors' Behavior and Asset Price Fluctuation in Financial Markets</text:p>
          </table:table-cell>
          <table:table-cell table:style-name="ce41"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41" office:value-type="float" office:value="2003" calcext:value-type="float">
            <text:p>2003</text:p>
          </table:table-cell>
          <table:table-cell table:style-name="ce41" office:value-type="string" calcext:value-type="string">
            <text:p>Journal of Artificial Societies and Social Simulation </text:p>
          </table:table-cell>
          <table:table-cell table:style-name="ce41"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jasss.soc.surrey.ac.uk/6/3/3.html</text:p>
          </table:table-cell>
          <table:table-cell table:style-name="ce41" office:value-type="string" calcext:value-type="string">
            <text:p>yes</text:p>
          </table:table-cell>
          <table:table-cell table:style-name="ce41" office:value-type="string" calcext:value-type="string">
            <text:p>c++</text:p>
          </table:table-cell>
          <table:table-cell table:style-name="ce41" office:value-type="string" calcext:value-type="string">
            <text:p>Sample code available in the paper. Rest can be found online</text:p>
          </table:table-cell>
          <table:table-cell table:style-name="ce41" office:value-type="string" calcext:value-type="string">
            <text:p>Simulations of economic models were run</text:p>
          </table:table-cell>
          <table:table-cell table:style-name="ce41" office:value-type="string" calcext:value-type="string">
            <text:p>Multiple agents were created and a simulation based on rules was done to compare agent based to real time data</text:p>
          </table:table-cell>
          <table:table-cell table:style-name="ce41" office:value-type="string" calcext:value-type="string">
            <text:p>The paper discusses models of creating agents but does not talk any agents in specific</text:p>
          </table:table-cell>
          <table:table-cell table:style-name="ce44" office:value-type="string" calcext:value-type="string">
            <text:p>CentralMarket agent:</text:p>
          </table:table-cell>
          <table:table-cell table:style-name="ce41" office:value-type="string" calcext:value-type="string">
            <text:p>rational/irrational</text:p>
          </table:table-cell>
          <table:table-cell table:style-name="ce41" office:value-type="string" calcext:value-type="string">
            <text:p>ground up from mathematical or economic models to run simulations</text:p>
          </table:table-cell>
          <table:table-cell table:style-name="ce41" office:value-type="string" calcext:value-type="string">
            <text:p>na</text:p>
          </table:table-cell>
          <table:table-cell/>
          <table:table-cell table:style-name="Default" table:number-columns-repeated="6"/>
          <table:table-cell table:number-columns-repeated="996"/>
        </table:table-row>
        <table:table-row table:style-name="ro39">
          <table:table-cell table:style-name="ce41" office:value-type="float" office:value="20" calcext:value-type="float">
            <text:p>20</text:p>
          </table:table-cell>
          <table:table-cell table:style-name="ce41" office:value-type="string" calcext:value-type="string">
            <text:p>Mario A. Bertella &amp; <text:s/>Felipe R. Pires &amp; <text:s/>Ling Feng <text:s/>&amp; <text:s/>Harry Eugene Stanley</text:p>
          </table:table-cell>
          <table:table-cell table:style-name="ce41" office:value-type="float" office:value="4" calcext:value-type="float">
            <text:p>4</text:p>
          </table:table-cell>
          <table:table-cell table:style-name="ce41" office:value-type="string" calcext:value-type="string">
            <text:p>Confidence and the Stock Market: An Agent-Based Approach</text:p>
          </table:table-cell>
          <table:table-cell table:style-name="ce41"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41" office:value-type="float" office:value="2014" calcext:value-type="float">
            <text:p>2014</text:p>
          </table:table-cell>
          <table:table-cell table:style-name="ce41" office:value-type="string" calcext:value-type="string">
            <text:p>PLOS ONE</text:p>
          </table:table-cell>
          <table:table-cell table:style-name="ce41" office:value-type="string" calcext:value-type="string">
            <text:p>na</text:p>
          </table:table-cell>
          <table:table-cell table:style-name="ce41" office:value-type="string" calcext:value-type="string">
            <text:p>EconPapers</text:p>
          </table:table-cell>
          <table:table-cell table:style-name="ce41"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41" office:value-type="string" calcext:value-type="string">
            <text:p>https://journals.plos.org/plosone/article/file?id=10.1371/journal.pone.0083488&amp;type=printable</text:p>
          </table:table-cell>
          <table:table-cell table:style-name="ce42" office:value-type="string" calcext:value-type="string">
            <text:p>yes</text:p>
          </table:table-cell>
          <table:table-cell table:style-name="ce42"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42" office:value-type="string" calcext:value-type="string">
            <text:p>no</text:p>
          </table:table-cell>
          <table:table-cell table:style-name="ce42" office:value-type="string" calcext:value-type="string">
            <text:p>na</text:p>
          </table:table-cell>
          <table:table-cell table:style-name="ce42"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42" office:value-type="string" calcext:value-type="string">
            <text:p>yes</text:p>
          </table:table-cell>
          <table:table-cell table:style-name="ce42"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42"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42"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42" office:value-type="string" calcext:value-type="string">
            <text:p>na</text:p>
          </table:table-cell>
          <table:table-cell table:number-columns-repeated="1003"/>
        </table:table-row>
        <table:table-row table:style-name="ro40">
          <table:table-cell table:style-name="ce41" office:value-type="float" office:value="21" calcext:value-type="float">
            <text:p>21</text:p>
          </table:table-cell>
          <table:table-cell table:style-name="ce41" office:value-type="string" calcext:value-type="string">
            <text:p>Baocheng Geng &amp; <text:s/>Swastik Brahma &amp; <text:s/>Thakshila Wimalajeewa &amp; <text:s/>Pramod K. Varshney &amp; <text:s/>Muralidhar Rangaswamy</text:p>
          </table:table-cell>
          <table:table-cell table:style-name="ce41" office:value-type="float" office:value="5" calcext:value-type="float">
            <text:p>5</text:p>
          </table:table-cell>
          <table:table-cell table:style-name="ce41" office:value-type="string" calcext:value-type="string">
            <text:p>Prospect Theoretic Utility Based Human Decision Making in Multi-Agent</text:p>
            <text:p>                  Systems</text:p>
          </table:table-cell>
          <table:table-cell table:style-name="ce41"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41" office:value-type="float" office:value="2020" calcext:value-type="float">
            <text:p>2020</text:p>
          </table:table-cell>
          <table:table-cell table:style-name="ce41" office:value-type="string" calcext:value-type="string">
            <text:p>{IEEE} Trans. Signal Process</text:p>
          </table:table-cell>
          <table:table-cell table:style-name="ce41"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ieeexplore.ieee.org/stamp/stamp.jsp?tp=&amp;arnumber=8976222</text:p>
          </table:table-cell>
          <table:table-cell table:style-name="ce42" table:number-columns-repeated="10"/>
          <table:table-cell table:style-name="ce37"/>
          <table:table-cell table:number-columns-repeated="1002"/>
        </table:table-row>
        <table:table-row table:style-name="ro41">
          <table:table-cell table:style-name="ce41" office:value-type="float" office:value="22" calcext:value-type="float">
            <text:p>22</text:p>
          </table:table-cell>
          <table:table-cell table:style-name="ce41" office:value-type="string" calcext:value-type="string">
            <text:p>Yulei Rao <text:s/>&amp; <text:s text:c="2"/>Diefeng Peng <text:s/>&amp; <text:s text:c="2"/>Tingxia Tian</text:p>
          </table:table-cell>
          <table:table-cell table:style-name="ce41" office:value-type="float" office:value="3" calcext:value-type="float">
            <text:p>3</text:p>
          </table:table-cell>
          <table:table-cell table:style-name="ce41" office:value-type="string" calcext:value-type="string">
            <text:p>Advances in Agent-based Computational Finance:</text:p>
            <text:p>Aseet Pricing models from Heterogeneous and Interactive perspective </text:p>
          </table:table-cell>
          <table:table-cell table:style-name="ce41"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41" office:value-type="float" office:value="2008" calcext:value-type="float">
            <text:p>2008</text:p>
          </table:table-cell>
          <table:table-cell table:style-name="ce41" office:value-type="string" calcext:value-type="string">
            <text:p>2008 International Conference on Wireless Communications, Networking and Mobile Computing, WiCOM 2008</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41" office:value-type="string" calcext:value-type="string">
            <text:p>https://ieeexplore.ieee.org/stamp/stamp.jsp?tp=&amp;arnumber=4680488</text:p>
          </table:table-cell>
          <table:table-cell table:style-name="ce41" office:value-type="string" calcext:value-type="string">
            <text:p>Are the agents implemented? (YES or NO)</text:p>
          </table:table-cell>
          <table:table-cell table:style-name="ce41" office:value-type="string" calcext:value-type="string">
            <text:p>If the agents are implemented, in which language/framework? (for example, JADE, Jason, NetLogo, Python….)</text:p>
          </table:table-cell>
          <table:table-cell table:style-name="ce41" office:value-type="string" calcext:value-type="string">
            <text:p>If the agents are implemented, is the code available online? (if yes, put the url of the code, otherwise write no)</text:p>
          </table:table-cell>
          <table:table-cell table:style-name="ce41" office:value-type="string" calcext:value-type="string">
            <text:p>Name of the Agent</text:p>
          </table:table-cell>
          <table:table-cell table:style-name="ce41" office:value-type="string" calcext:value-type="string">
            <text:p>Features of the Agent</text:p>
          </table:table-cell>
          <table:table-cell table:style-name="ce41" office:value-type="string" calcext:value-type="string">
            <text:p>Does The paper discuss any implementations of other Agents</text:p>
          </table:table-cell>
          <table:table-cell table:style-name="ce41" office:value-type="string" calcext:value-type="string">
            <text:p>If implemented list agent Name and platform they are developed on along with source code and features</text:p>
          </table:table-cell>
          <table:table-cell table:style-name="ce41" office:value-type="string" calcext:value-type="string">
            <text:p>Are the agents discussed rational</text:p>
          </table:table-cell>
          <table:table-cell table:style-name="ce41" office:value-type="string" calcext:value-type="string">
            <text:p>Approach to develop the MAS</text:p>
          </table:table-cell>
          <table:table-cell table:style-name="ce41" office:value-type="string" calcext:value-type="string">
            <text:p>References</text:p>
          </table:table-cell>
          <table:table-cell table:number-columns-repeated="1003"/>
        </table:table-row>
        <table:table-row table:style-name="ro42">
          <table:table-cell table:style-name="ce41" office:value-type="float" office:value="23" calcext:value-type="float">
            <text:p>23</text:p>
          </table:table-cell>
          <table:table-cell table:style-name="ce41" office:value-type="string" calcext:value-type="string">
            <text:p>Werner De Bondt &amp; <text:s text:c="2"/>Rosa M. Mayoral &amp; <text:s/>Eleuterio Vallelado</text:p>
          </table:table-cell>
          <table:table-cell table:style-name="ce41" office:value-type="float" office:value="3" calcext:value-type="float">
            <text:p>3</text:p>
          </table:table-cell>
          <table:table-cell table:style-name="ce41" office:value-type="string" calcext:value-type="string">
            <text:p>Behavioral decision-making in finance: An overview and assessment of selected research</text:p>
          </table:table-cell>
          <table:table-cell table:style-name="ce41"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41" office:value-type="float" office:value="2013" calcext:value-type="float">
            <text:p>2013</text:p>
          </table:table-cell>
          <table:table-cell table:style-name="ce41" office:value-type="string" calcext:value-type="string">
            <text:p>Spanish Journal of Finance and Accounting / Revista Española de Financiación y Contabilidad</text:p>
          </table:table-cell>
          <table:table-cell table:style-name="ce41" office:value-type="string" calcext:value-type="string">
            <text:p>na</text:p>
          </table:table-cell>
          <table:table-cell table:style-name="ce41" office:value-type="string" calcext:value-type="string">
            <text:p>dblp</text:p>
          </table:table-cell>
          <table:table-cell table:style-name="ce41"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41" office:value-type="string" calcext:value-type="string">
            <text:p>https://www.researchgate.net/publication/281668424_Behavioral_decision-making_in_finance_An_overview_and_assessment_of_selected_research</text:p>
          </table:table-cell>
          <table:table-cell table:style-name="ce41" table:number-columns-repeated="10"/>
          <table:table-cell table:number-columns-repeated="1003"/>
        </table:table-row>
        <table:table-row table:style-name="ro43">
          <table:table-cell table:style-name="ce41" office:value-type="float" office:value="24" calcext:value-type="float">
            <text:p>24</text:p>
          </table:table-cell>
          <table:table-cell table:style-name="ce41" office:value-type="string" calcext:value-type="string">
            <text:p>Giorgio Fagiolo &amp; <text:s text:c="2"/>Mattia Guerini &amp; <text:s text:c="2"/>Francesco Lamperti &amp; <text:s text:c="2"/>Alessio Moneta <text:s/>&amp; <text:s text:c="2"/>Andrea Roventini </text:p>
          </table:table-cell>
          <table:table-cell table:style-name="ce41" office:value-type="float" office:value="5" calcext:value-type="float">
            <text:p>5</text:p>
          </table:table-cell>
          <table:table-cell table:style-name="ce41" office:value-type="string" calcext:value-type="string">
            <text:p>Validation of Agent-Based Models in Economics and Financ</text:p>
            <text:p/>
          </table:table-cell>
          <table:table-cell table:style-name="ce41"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41" office:value-type="float" office:value="2019" calcext:value-type="float">
            <text:p>2019</text:p>
          </table:table-cell>
          <table:table-cell table:style-name="ce41" office:value-type="string" calcext:value-type="string">
            <text:p>Scuola Superiore Sant'Anna, Laboratory of Economics and Management (LEM), Pisa</text:p>
          </table:table-cell>
          <table:table-cell table:style-name="ce41" office:value-type="string" calcext:value-type="string">
            <text:p>na</text:p>
          </table:table-cell>
          <table:table-cell table:style-name="ce41" office:value-type="string" calcext:value-type="string">
            <text:p>dblp</text:p>
          </table:table-cell>
          <table:table-cell table:style-name="ce41"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41" office:value-type="string" calcext:value-type="string">
            <text:p>http://www.isigrowth.eu/wp-content/uploads/2017/10/working_paper_2017_25.pdf</text:p>
          </table:table-cell>
          <table:table-cell table:style-name="ce41" table:number-columns-repeated="10"/>
          <table:table-cell table:number-columns-repeated="1003"/>
        </table:table-row>
        <table:table-row table:style-name="ro44">
          <table:table-cell table:style-name="ce41" office:value-type="float" office:value="25" calcext:value-type="float">
            <text:p>25</text:p>
          </table:table-cell>
          <table:table-cell table:style-name="ce41" office:value-type="string" calcext:value-type="string">
            <text:p>HEPING PAN*</text:p>
          </table:table-cell>
          <table:table-cell table:style-name="ce41" office:value-type="float" office:value="1" calcext:value-type="float">
            <text:p>1</text:p>
          </table:table-cell>
          <table:table-cell table:style-name="ce41" office:value-type="string" calcext:value-type="string">
            <text:p>A BASIC THEORY OF INTELLIGENT FINANCE</text:p>
          </table:table-cell>
          <table:table-cell table:style-name="ce41"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41" office:value-type="float" office:value="2011" calcext:value-type="float">
            <text:p>2011</text:p>
          </table:table-cell>
          <table:table-cell table:style-name="ce41" office:value-type="string" calcext:value-type="string">
            <text:p>New Mathematics and Natural Computation</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41" office:value-type="string" calcext:value-type="string">
            <text:p>https://www.researchgate.net/publication/227653035_A_BASIC_THEORY_OF_INTELLIGENT_FINANCE</text:p>
          </table:table-cell>
          <table:table-cell table:style-name="ce41" table:number-columns-repeated="10"/>
          <table:table-cell table:number-columns-repeated="1003"/>
        </table:table-row>
        <table:table-row table:style-name="ro4" table:number-rows-repeated="37">
          <table:table-cell table:style-name="ce41" table:number-columns-repeated="21"/>
          <table:table-cell table:number-columns-repeated="1003"/>
        </table:table-row>
        <table:table-row table:style-name="ro4" table:number-rows-repeated="1048513">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time-style style:name="N129"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minutes number:style="long"/>
      <number:text>:</number:text>
      <number:seconds number:style="long"/>
    </number:time-style>
    <number:time-style style:name="N10130" number:language="en" number:country="US">
      <number:hours/>
      <number:text>:</number:text>
      <number:minutes number:style="long"/>
    </number:time-style>
    <number:number-style style:name="N1013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4P2" style:volatile="true" number:language="en" number:country="US">
      <number:text> </number:text>
      <number:fill-character> </number:fill-character>
      <number:text>- </number:text>
    </number:number-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US">
      <number:hours/>
      <number:text>:</number:text>
      <number:minutes number:style="long"/>
      <number:text>:</number:text>
      <number:seconds number:style="long"/>
    </number:tim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time-style style:name="N10142"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hours/>
      <number:text>:</number:text>
      <number:minutes number:style="long"/>
      <number:text>:</number:text>
      <number:seconds number:style="long"/>
      <number:text> </number:text>
      <number:am-pm/>
    </number:time-style>
    <number:currency-style style:name="N10149P0" style:volatile="true" number:language="en" number:country="US">
      <number:currency-symbol/>
      <number:number number:decimal-places="0" number:min-decimal-places="0" number:min-integer-digits="1" number:grouping="true"/>
      <number:text> </number:text>
    </number:currency-style>
    <number:currency-style style:name="N10149" number:language="en" number:country="US">
      <number:text>(</number:text>
      <number:currency-symbol/>
      <number:number number:decimal-places="0" number:min-decimal-places="0" number:min-integer-digits="1" number:grouping="true"/>
      <number:text>)</number:text>
      <style:map style:condition="value()&gt;=0" style:apply-style-name="N10149P0"/>
    </number:currency-style>
    <number:number-style style:name="N10151P0" style:volatile="true" number:language="en" number:country="US">
      <number:number number:decimal-places="2" number:min-decimal-places="2" number:min-integer-digits="1" number:grouping="true"/>
      <number:text> </number:text>
    </number:number-style>
    <number:number-style style:name="N10151" number:language="en" number:country="US">
      <style:text-properties fo:color="#ff0000"/>
      <number:text>(</number:text>
      <number:number number:decimal-places="2" number:min-decimal-places="2" number:min-integer-digits="1" number:grouping="true"/>
      <number:text>)</number:text>
      <style:map style:condition="value()&gt;=0" style:apply-style-name="N10151P0"/>
    </number:number-style>
    <number:date-style style:name="N10152" number:language="en" number:country="US">
      <number:month/>
      <number:text>/</number:text>
      <number:day/>
      <number:text>/</number:text>
      <number:year number:style="long"/>
    </number:date-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2" number: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9P0"/>
    </number:currency-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10164"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9">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14:28:51.285538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5T16:05:54.554268166</dc:date>
    <meta:editing-duration>PT6H38M15S</meta:editing-duration>
    <meta:editing-cycles>27</meta:editing-cycles>
    <meta:document-statistic meta:table-count="3" meta:cell-count="952" meta:object-count="0"/>
  </office:meta>
</office:document-meta>
</file>